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solid #000000" fo:border-left="0.74pt solid #000000" fo:border-right="0.74pt solid #000000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none" fo:border-left="0.74pt solid #000000" fo:border-right="0.74pt solid #000000" fo:border-top="none"/>
    </style:style>
    <style:style style:name="ce8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 style:vertical-align="middle"/>
      <style:paragraph-properties fo:margin-left="0cm"/>
    </style:style>
    <style:style style:name="ce24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 style:vertical-align="middle"/>
      <style:paragraph-properties fo:margin-left="0cm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0.74pt solid #000000" fo:border-left="none" fo:border-right="0.74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ra" table:style-name="ta1">
        <table:shapes>
          <draw:frame draw:z-index="0" draw:style-name="gr1" draw:text-style-name="P1" svg:width="15.997cm" svg:height="9.004cm" svg:x="18.172cm" svg:y="0.558cm">
            <draw:object draw:notify-on-update-of-ranges="statra.B3:statra.G3 statra.B11:statra.G11 statra.B12:statra.G12 statra.B12:statra.G12 statra.B24:statra.G24 statra.B25:statra.G25 statra.B25:statra.G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6" table:default-cell-style-name="ce7"/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State-Choosing Algorithm</text:p>
          </table:table-cell>
          <table:covered-table-cell table:number-columns-repeated="5" table:style-name="ce9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15"/>
          <table:table-cell table:style-name="ce9" office:value-type="string" calcext:value-type="string" table:number-columns-spanned="5" table:number-rows-spanned="1">
            <text:p>LD-DFS</text:p>
          </table:table-cell>
          <table:covered-table-cell table:number-columns-repeated="4" table:style-name="ce9"/>
        </table:table-row>
        <table:table-row table:style-name="ro1">
          <table:covered-table-cell table:style-name="ce9"/>
          <table:table-cell table:style-name="ce16" office:value-type="string" calcext:value-type="string">
            <text:p>Greedy</text:p>
          </table:table-cell>
          <table:table-cell table:style-name="ce9" office:value-type="string" calcext:value-type="string">
            <text:p>g = 2</text:p>
          </table:table-cell>
          <table:table-cell table:style-name="ce9" office:value-type="string" calcext:value-type="string">
            <text:p>g = 5</text:p>
          </table:table-cell>
          <table:table-cell table:style-name="ce9" office:value-type="string" calcext:value-type="string">
            <text:p>g = 10</text:p>
          </table:table-cell>
          <table:table-cell table:style-name="ce9" office:value-type="string" calcext:value-type="string">
            <text:p>g = 20</text:p>
          </table:table-cell>
          <table:table-cell table:style-name="ce9" office:value-type="string" calcext:value-type="string">
            <text:p>g = 5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636" calcext:value-type="float">
            <text:p>0,636</text:p>
          </table:table-cell>
          <table:table-cell table:style-name="ce6" office:value-type="float" office:value="0.909" calcext:value-type="float">
            <text:p>0,909</text:p>
          </table:table-cell>
          <table:table-cell table:number-columns-repeated="2" table:style-name="ce6" office:value-type="float" office:value="0.864" calcext:value-type="float">
            <text:p>0,864</text:p>
          </table:table-cell>
          <table:table-cell table:style-name="ce6" office:value-type="float" office:value="0.727" calcext:value-type="float">
            <text:p>0,727</text:p>
          </table:table-cell>
          <table:table-cell table:style-name="ce6" office:value-type="float" office:value="0.909" calcext:value-type="float">
            <text:p>0,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2" calcext:value-type="float">
            <text:p>0,682</text:p>
          </table:table-cell>
          <table:table-cell office:value-type="float" office:value="0.864" calcext:value-type="float">
            <text:p>0,864</text:p>
          </table:table-cell>
          <table:table-cell office:value-type="float" office:value="0.955" calcext:value-type="float">
            <text:p>0,955</text:p>
          </table:table-cell>
          <table:table-cell office:value-type="float" office:value="0.682" calcext:value-type="float">
            <text:p>0,682</text:p>
          </table:table-cell>
          <table:table-cell office:value-type="float" office:value="0.818" calcext:value-type="float">
            <text:p>0,818</text:p>
          </table:table-cell>
          <table:table-cell office:value-type="float" office:value="0.864" calcext:value-type="float">
            <text:p>0,8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7" calcext:value-type="float">
            <text:p>0,727</text:p>
          </table:table-cell>
          <table:table-cell table:number-columns-repeated="5" office:value-type="float" office:value="0.955" calcext:value-type="float">
            <text:p>0,9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4" calcext:value-type="float">
            <text:p>0,864</text:p>
          </table:table-cell>
          <table:table-cell office:value-type="float" office:value="0.909" calcext:value-type="float">
            <text:p>0,909</text:p>
          </table:table-cell>
          <table:table-cell table:number-columns-repeated="2" office:value-type="float" office:value="0.864" calcext:value-type="float">
            <text:p>0,864</text:p>
          </table:table-cell>
          <table:table-cell office:value-type="float" office:value="0.909" calcext:value-type="float">
            <text:p>0,909</text:p>
          </table:table-cell>
          <table:table-cell office:value-type="float" office:value="0.318" calcext:value-type="float">
            <text:p>0,3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1" calcext:value-type="float">
            <text:p>0,591</text:p>
          </table:table-cell>
          <table:table-cell table:number-columns-repeated="2" office:value-type="float" office:value="0.909" calcext:value-type="float">
            <text:p>0,909</text:p>
          </table:table-cell>
          <table:table-cell office:value-type="float" office:value="0.864" calcext:value-type="float">
            <text:p>0,864</text:p>
          </table:table-cell>
          <table:table-cell office:value-type="float" office:value="0.909" calcext:value-type="float">
            <text:p>0,909</text:p>
          </table:table-cell>
          <table:table-cell office:value-type="float" office:value="0.818" calcext:value-type="float">
            <text:p>0,8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6" calcext:value-type="float">
            <text:p>0,636</text:p>
          </table:table-cell>
          <table:table-cell office:value-type="float" office:value="0.955" calcext:value-type="float">
            <text:p>0,955</text:p>
          </table:table-cell>
          <table:table-cell office:value-type="float" office:value="0.591" calcext:value-type="float">
            <text:p>0,591</text:p>
          </table:table-cell>
          <table:table-cell office:value-type="float" office:value="0.909" calcext:value-type="float">
            <text:p>0,909</text:p>
          </table:table-cell>
          <table:table-cell office:value-type="float" office:value="0.773" calcext:value-type="float">
            <text:p>0,773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27" calcext:value-type="float">
            <text:p>0,727</text:p>
          </table:table-cell>
          <table:table-cell table:number-columns-repeated="2" table:style-name="ce8" office:value-type="float" office:value="0.955" calcext:value-type="float">
            <text:p>0,955</text:p>
          </table:table-cell>
          <table:table-cell table:style-name="ce8" office:value-type="float" office:value="0.909" calcext:value-type="float">
            <text:p>0,909</text:p>
          </table:table-cell>
          <table:table-cell table:number-columns-repeated="2" table:style-name="ce8" office:value-type="float" office:value="0.818" calcext:value-type="float">
            <text:p>0,818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:.B10])" office:value-type="float" office:value="0.694714285714286" calcext:value-type="float">
            <text:p>0,694714285714286</text:p>
          </table:table-cell>
          <table:table-cell table:style-name="ce6" table:formula="of:=AVERAGE([.C4:.C10])" office:value-type="float" office:value="0.922285714285714" calcext:value-type="float">
            <text:p>0,922285714285714</text:p>
          </table:table-cell>
          <table:table-cell table:style-name="ce6" table:formula="of:=AVERAGE([.D4:.D10])" office:value-type="float" office:value="0.870428571428571" calcext:value-type="float">
            <text:p>0,870428571428571</text:p>
          </table:table-cell>
          <table:table-cell table:style-name="ce6" table:formula="of:=AVERAGE([.E4:.E10])" office:value-type="float" office:value="0.863857142857143" calcext:value-type="float">
            <text:p>0,863857142857143</text:p>
          </table:table-cell>
          <table:table-cell table:style-name="ce6" table:formula="of:=AVERAGE([.F4:.F10])" office:value-type="float" office:value="0.844142857142857" calcext:value-type="float">
            <text:p>0,844142857142857</text:p>
          </table:table-cell>
          <table:table-cell table:style-name="ce6" table:formula="of:=AVERAGE([.G4:.G10])" office:value-type="float" office:value="0.798714285714286" calcext:value-type="float">
            <text:p>0,798714285714286</text:p>
          </table:table-cell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:.B10])" office:value-type="float" office:value="0.0899587206921676" calcext:value-type="float">
            <text:p>0,0899587206921676</text:p>
          </table:table-cell>
          <table:table-cell table:style-name="ce8" table:formula="of:=STDEV([.C4:.C10])" office:value-type="float" office:value="0.0344901642294064" calcext:value-type="float">
            <text:p>0,0344901642294064</text:p>
          </table:table-cell>
          <table:table-cell table:style-name="ce8" table:formula="of:=STDEV([.D4:.D10])" office:value-type="float" office:value="0.129812502149391" calcext:value-type="float">
            <text:p>0,129812502149391</text:p>
          </table:table-cell>
          <table:table-cell table:style-name="ce8" table:formula="of:=STDEV([.E4:.E10])" office:value-type="float" office:value="0.0870391263961761" calcext:value-type="float">
            <text:p>0,0870391263961761</text:p>
          </table:table-cell>
          <table:table-cell table:style-name="ce8" table:formula="of:=STDEV([.F4:.F10])" office:value-type="float" office:value="0.0825155108074205" calcext:value-type="float">
            <text:p>0,0825155108074205</text:p>
          </table:table-cell>
          <table:table-cell table:style-name="ce8" table:formula="of:=STDEV([.G4:.G10])" office:value-type="float" office:value="0.217885072370515" calcext:value-type="float">
            <text:p>0,217885072370515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State-Choosing Algorithm</text:p>
          </table:table-cell>
          <table:covered-table-cell table:number-columns-repeated="5" table:style-name="ce9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6"/>
          <table:table-cell table:style-name="ce9" office:value-type="string" calcext:value-type="string" table:number-columns-spanned="5" table:number-rows-spanned="1">
            <text:p>LD-DFS</text:p>
          </table:table-cell>
          <table:covered-table-cell table:number-columns-repeated="4" table:style-name="ce9"/>
        </table:table-row>
        <table:table-row table:style-name="ro1">
          <table:covered-table-cell table:style-name="ce9"/>
          <table:table-cell table:style-name="ce16" office:value-type="string" calcext:value-type="string">
            <text:p>Greedy</text:p>
          </table:table-cell>
          <table:table-cell table:style-name="ce9" office:value-type="string" calcext:value-type="string">
            <text:p>g = 2</text:p>
          </table:table-cell>
          <table:table-cell table:style-name="ce9" office:value-type="string" calcext:value-type="string">
            <text:p>g = 5</text:p>
          </table:table-cell>
          <table:table-cell table:style-name="ce9" office:value-type="string" calcext:value-type="string">
            <text:p>g = 10</text:p>
          </table:table-cell>
          <table:table-cell table:style-name="ce9" office:value-type="string" calcext:value-type="string">
            <text:p>g = 20</text:p>
          </table:table-cell>
          <table:table-cell table:style-name="ce9" office:value-type="string" calcext:value-type="string">
            <text:p>g = 5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629" calcext:value-type="float">
            <text:p>0,629</text:p>
          </table:table-cell>
          <table:table-cell table:style-name="ce6" office:value-type="float" office:value="0.757" calcext:value-type="float">
            <text:p>0,757</text:p>
          </table:table-cell>
          <table:table-cell table:style-name="ce6" office:value-type="float" office:value="0.743" calcext:value-type="float">
            <text:p>0,743</text:p>
          </table:table-cell>
          <table:table-cell table:style-name="ce6" office:value-type="float" office:value="0.557" calcext:value-type="float">
            <text:p>0,557</text:p>
          </table:table-cell>
          <table:table-cell table:style-name="ce6" office:value-type="float" office:value="0.686" calcext:value-type="float">
            <text:p>0,686</text:p>
          </table:table-cell>
          <table:table-cell table:style-name="ce6" office:value-type="float" office:value="0.529" calcext:value-type="float">
            <text:p>0,5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office:value-type="float" office:value="0.7" calcext:value-type="float">
            <text:p>0,7</text:p>
          </table:table-cell>
          <table:table-cell office:value-type="float" office:value="0.714" calcext:value-type="float">
            <text:p>0,714</text:p>
          </table:table-cell>
          <table:table-cell office:value-type="float" office:value="0.543" calcext:value-type="float">
            <text:p>0,543</text:p>
          </table:table-cell>
          <table:table-cell office:value-type="float" office:value="0.586" calcext:value-type="float">
            <text:p>0,586</text:p>
          </table:table-cell>
          <table:table-cell office:value-type="float" office:value="0.657" calcext:value-type="float">
            <text:p>0,6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3" calcext:value-type="float">
            <text:p>0,643</text:p>
          </table:table-cell>
          <table:table-cell table:number-columns-repeated="2" office:value-type="float" office:value="0.714" calcext:value-type="float">
            <text:p>0,714</text:p>
          </table:table-cell>
          <table:table-cell office:value-type="float" office:value="0.514" calcext:value-type="float">
            <text:p>0,514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86" calcext:value-type="float">
            <text:p>0,586</text:p>
          </table:table-cell>
          <table:table-cell office:value-type="float" office:value="0.714" calcext:value-type="float">
            <text:p>0,714</text:p>
          </table:table-cell>
          <table:table-cell office:value-type="float" office:value="0.629" calcext:value-type="float">
            <text:p>0,629</text:p>
          </table:table-cell>
          <table:table-cell office:value-type="float" office:value="0.6" calcext:value-type="float">
            <text:p>0,6</text:p>
          </table:table-cell>
          <table:table-cell office:value-type="float" office:value="0.5" calcext:value-type="float">
            <text:p>0,5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14" calcext:value-type="float">
            <text:p>0,614</text:p>
          </table:table-cell>
          <table:table-cell office:value-type="float" office:value="0.671" calcext:value-type="float">
            <text:p>0,671</text:p>
          </table:table-cell>
          <table:table-cell office:value-type="float" office:value="0.714" calcext:value-type="float">
            <text:p>0,714</text:p>
          </table:table-cell>
          <table:table-cell office:value-type="float" office:value="0.6" calcext:value-type="float">
            <text:p>0,6</text:p>
          </table:table-cell>
          <table:table-cell office:value-type="float" office:value="0.686" calcext:value-type="float">
            <text:p>0,686</text:p>
          </table:table-cell>
          <table:table-cell office:value-type="float" office:value="0.329" calcext:value-type="float">
            <text:p>0,3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57" calcext:value-type="float">
            <text:p>0,557</text:p>
          </table:table-cell>
          <table:table-cell office:value-type="float" office:value="0.571" calcext:value-type="float">
            <text:p>0,571</text:p>
          </table:table-cell>
          <table:table-cell office:value-type="float" office:value="0.557" calcext:value-type="float">
            <text:p>0,557</text:p>
          </table:table-cell>
          <table:table-cell office:value-type="float" office:value="0.6" calcext:value-type="float">
            <text:p>0,6</text:p>
          </table:table-cell>
          <table:table-cell office:value-type="float" office:value="0.457" calcext:value-type="float">
            <text:p>0,457</text:p>
          </table:table-cell>
          <table:table-cell office:value-type="float" office:value="0.414" calcext:value-type="float">
            <text:p>0,414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543" calcext:value-type="float">
            <text:p>0,543</text:p>
          </table:table-cell>
          <table:table-cell table:style-name="ce8" office:value-type="float" office:value="0.657" calcext:value-type="float">
            <text:p>0,657</text:p>
          </table:table-cell>
          <table:table-cell table:style-name="ce8" office:value-type="float" office:value="0.643" calcext:value-type="float">
            <text:p>0,643</text:p>
          </table:table-cell>
          <table:table-cell table:style-name="ce8" office:value-type="float" office:value="0.629" calcext:value-type="float">
            <text:p>0,629</text:p>
          </table:table-cell>
          <table:table-cell table:style-name="ce8" office:value-type="float" office:value="0.586" calcext:value-type="float">
            <text:p>0,586</text:p>
          </table:table-cell>
          <table:table-cell table:style-name="ce8" office:value-type="float" office:value="0.643" calcext:value-type="float">
            <text:p>0,643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17:.B23])" office:value-type="float" office:value="0.587714285714286" calcext:value-type="float">
            <text:p>0,587714285714286</text:p>
          </table:table-cell>
          <table:table-cell table:style-name="ce6" table:formula="of:=AVERAGE([.C17:.C23])" office:value-type="float" office:value="0.673285714285714" calcext:value-type="float">
            <text:p>0,673285714285714</text:p>
          </table:table-cell>
          <table:table-cell table:style-name="ce6" table:formula="of:=AVERAGE([.D17:.D23])" office:value-type="float" office:value="0.673428571428572" calcext:value-type="float">
            <text:p>0,673428571428572</text:p>
          </table:table-cell>
          <table:table-cell table:style-name="ce6" table:formula="of:=AVERAGE([.E17:.E23])" office:value-type="float" office:value="0.606142857142857" calcext:value-type="float">
            <text:p>0,606142857142857</text:p>
          </table:table-cell>
          <table:table-cell table:style-name="ce6" table:formula="of:=AVERAGE([.F17:.F23])" office:value-type="float" office:value="0.573571428571429" calcext:value-type="float">
            <text:p>0,573571428571429</text:p>
          </table:table-cell>
          <table:table-cell table:style-name="ce6" table:formula="of:=AVERAGE([.G17:.G23])" office:value-type="float" office:value="0.512285714285714" calcext:value-type="float">
            <text:p>0,512285714285714</text:p>
          </table:table-cell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17:.B23])" office:value-type="float" office:value="0.0324330812890906" calcext:value-type="float">
            <text:p>0,0324330812890906</text:p>
          </table:table-cell>
          <table:table-cell table:style-name="ce8" table:formula="of:=STDEV([.C17:.C23])" office:value-type="float" office:value="0.0592022361225044" calcext:value-type="float">
            <text:p>0,0592022361225044</text:p>
          </table:table-cell>
          <table:table-cell table:style-name="ce8" table:formula="of:=STDEV([.D17:.D23])" office:value-type="float" office:value="0.0661232615218405" calcext:value-type="float">
            <text:p>0,0661232615218405</text:p>
          </table:table-cell>
          <table:table-cell table:style-name="ce8" table:formula="of:=STDEV([.E17:.E23])" office:value-type="float" office:value="0.0557835954722311" calcext:value-type="float">
            <text:p>0,0557835954722311</text:p>
          </table:table-cell>
          <table:table-cell table:style-name="ce8" table:formula="of:=STDEV([.F17:.F23])" office:value-type="float" office:value="0.0895727956149953" calcext:value-type="float">
            <text:p>0,0895727956149953</text:p>
          </table:table-cell>
          <table:table-cell table:style-name="ce8" table:formula="of:=STDEV([.G17:.G23])" office:value-type="float" office:value="0.161304798735928" calcext:value-type="float">
            <text:p>0,161304798735928</text:p>
          </table:table-cell>
        </table:table-row>
      </table:table>
      <table:table table:name="syneva" table:style-name="ta1">
        <table:shapes>
          <draw:frame draw:z-index="0" draw:style-name="gr1" draw:text-style-name="P1" svg:width="15.997cm" svg:height="9.004cm" svg:x="18.172cm" svg:y="0.558cm">
            <draw:object draw:notify-on-update-of-ranges="syneva.B3:syneva.G3 syneva.B11:syneva.G11 syneva.B12:syneva.G12 syneva.B12:syneva.G12 syneva.B24:syneva.G24 syneva.B25:syneva.G25 syneva.B25:syneva.G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6" table:default-cell-style-name="ce7"/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State-Choosing Algorithm</text:p>
          </table:table-cell>
          <table:covered-table-cell table:number-columns-repeated="5" table:style-name="ce9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15"/>
          <table:table-cell table:style-name="ce9" office:value-type="string" calcext:value-type="string" table:number-columns-spanned="5" table:number-rows-spanned="1">
            <text:p>LD-DFS</text:p>
          </table:table-cell>
          <table:covered-table-cell table:number-columns-repeated="4" table:style-name="ce9"/>
        </table:table-row>
        <table:table-row table:style-name="ro1">
          <table:covered-table-cell table:style-name="ce9"/>
          <table:table-cell table:style-name="ce16" office:value-type="string" calcext:value-type="string">
            <text:p>Greedy</text:p>
          </table:table-cell>
          <table:table-cell table:style-name="ce9" office:value-type="string" calcext:value-type="string">
            <text:p>g = 2</text:p>
          </table:table-cell>
          <table:table-cell table:style-name="ce9" office:value-type="string" calcext:value-type="string">
            <text:p>g = 5</text:p>
          </table:table-cell>
          <table:table-cell table:style-name="ce9" office:value-type="string" calcext:value-type="string">
            <text:p>g = 10</text:p>
          </table:table-cell>
          <table:table-cell table:style-name="ce9" office:value-type="string" calcext:value-type="string">
            <text:p>g = 20</text:p>
          </table:table-cell>
          <table:table-cell table:style-name="ce9" office:value-type="string" calcext:value-type="string">
            <text:p>g = 5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4" calcext:value-type="float">
            <text:p>0,4</text:p>
          </table:table-cell>
          <table:table-cell table:style-name="ce6" office:value-type="float" office:value="0.381" calcext:value-type="float">
            <text:p>0,381</text:p>
          </table:table-cell>
          <table:table-cell table:style-name="ce6"/>
          <table:table-cell table:style-name="ce6" office:value-type="float" office:value="0.457" calcext:value-type="float">
            <text:p>0,457</text:p>
          </table:table-cell>
          <table:table-cell table:style-name="ce6" office:value-type="float" office:value="0.442" calcext:value-type="float">
            <text:p>0,442</text:p>
          </table:table-cell>
          <table:table-cell table:style-name="ce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9" calcext:value-type="float">
            <text:p>0,419</text:p>
          </table:table-cell>
          <table:table-cell office:value-type="float" office:value="0.297" calcext:value-type="float">
            <text:p>0,297</text:p>
          </table:table-cell>
          <table:table-cell office:value-type="float" office:value="0.455" calcext:value-type="float">
            <text:p>0,455</text:p>
          </table:table-cell>
          <table:table-cell office:value-type="float" office:value="0.419" calcext:value-type="float">
            <text:p>0,419</text:p>
          </table:table-cell>
          <table:table-cell table:number-columns-repeated="2" office:value-type="float" office:value="0.333" calcext:value-type="float">
            <text:p>0,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9" calcext:value-type="float">
            <text:p>0,419</text:p>
          </table:table-cell>
          <table:table-cell office:value-type="float" office:value="0.595" calcext:value-type="float">
            <text:p>0,595</text:p>
          </table:table-cell>
          <table:table-cell office:value-type="float" office:value="0.518" calcext:value-type="float">
            <text:p>0,518</text:p>
          </table:table-cell>
          <table:table-cell office:value-type="float" office:value="0.495" calcext:value-type="float">
            <text:p>0,495</text:p>
          </table:table-cell>
          <table:table-cell table:number-columns-repeated="2" office:value-type="float" office:value="0.532" calcext:value-type="float">
            <text:p>0,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86" calcext:value-type="float">
            <text:p>0,486</text:p>
          </table:table-cell>
          <table:table-cell office:value-type="float" office:value="0.468" calcext:value-type="float">
            <text:p>0,468</text:p>
          </table:table-cell>
          <table:table-cell office:value-type="float" office:value="0.337" calcext:value-type="float">
            <text:p>0,337</text:p>
          </table:table-cell>
          <table:table-cell office:value-type="float" office:value="0.442" calcext:value-type="float">
            <text:p>0,442</text:p>
          </table:table-cell>
          <table:table-cell office:value-type="float" office:value="0.286" calcext:value-type="float">
            <text:p>0,286</text:p>
          </table:table-cell>
          <table:table-cell office:value-type="float" office:value="0.559" calcext:value-type="float">
            <text:p>0,5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5" calcext:value-type="float">
            <text:p>0,495</text:p>
          </table:table-cell>
          <table:table-cell office:value-type="float" office:value="0.364" calcext:value-type="float">
            <text:p>0,364</text:p>
          </table:table-cell>
          <table:table-cell office:value-type="float" office:value="0.432" calcext:value-type="float">
            <text:p>0,432</text:p>
          </table:table-cell>
          <table:table-cell office:value-type="float" office:value="0.337" calcext:value-type="float">
            <text:p>0,337</text:p>
          </table:table-cell>
          <table:table-cell office:value-type="float" office:value="0.518" calcext:value-type="float">
            <text:p>0,518</text:p>
          </table:table-cell>
          <table:table-cell office:value-type="float" office:value="0.478" calcext:value-type="float">
            <text:p>0,4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1" calcext:value-type="float">
            <text:p>0,431</text:p>
          </table:table-cell>
          <table:table-cell office:value-type="float" office:value="0.457" calcext:value-type="float">
            <text:p>0,457</text:p>
          </table:table-cell>
          <table:table-cell office:value-type="float" office:value="0.431" calcext:value-type="float">
            <text:p>0,431</text:p>
          </table:table-cell>
          <table:table-cell office:value-type="float" office:value="0.442" calcext:value-type="float">
            <text:p>0,442</text:p>
          </table:table-cell>
          <table:table-cell office:value-type="float" office:value="0.419" calcext:value-type="float">
            <text:p>0,419</text:p>
          </table:table-cell>
          <table:table-cell office:value-type="float" office:value="0.429" calcext:value-type="float">
            <text:p>0,429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509" calcext:value-type="float">
            <text:p>0,509</text:p>
          </table:table-cell>
          <table:table-cell table:style-name="ce8" office:value-type="float" office:value="0.337" calcext:value-type="float">
            <text:p>0,337</text:p>
          </table:table-cell>
          <table:table-cell table:style-name="ce8" office:value-type="float" office:value="0.455" calcext:value-type="float">
            <text:p>0,455</text:p>
          </table:table-cell>
          <table:table-cell table:style-name="ce8" office:value-type="float" office:value="0.337" calcext:value-type="float">
            <text:p>0,337</text:p>
          </table:table-cell>
          <table:table-cell table:style-name="ce8" office:value-type="float" office:value="0.457" calcext:value-type="float">
            <text:p>0,457</text:p>
          </table:table-cell>
          <table:table-cell table:style-name="ce8" office:value-type="float" office:value="0.33" calcext:value-type="float">
            <text:p>0,33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4:.B10])" office:value-type="float" office:value="0.451285714285714" calcext:value-type="float">
            <text:p>0,451285714285714</text:p>
          </table:table-cell>
          <table:table-cell table:style-name="ce6" table:formula="of:=AVERAGE([.C4:.C10])" office:value-type="float" office:value="0.414142857142857" calcext:value-type="float">
            <text:p>0,414142857142857</text:p>
          </table:table-cell>
          <table:table-cell table:style-name="ce6" table:formula="of:=AVERAGE([.D4:.D10])" office:value-type="float" office:value="0.438" calcext:value-type="float">
            <text:p>0,438</text:p>
          </table:table-cell>
          <table:table-cell table:style-name="ce6" table:formula="of:=AVERAGE([.E4:.E10])" office:value-type="float" office:value="0.418428571428571" calcext:value-type="float">
            <text:p>0,418428571428571</text:p>
          </table:table-cell>
          <table:table-cell table:style-name="ce6" table:formula="of:=AVERAGE([.F4:.F10])" office:value-type="float" office:value="0.426714285714286" calcext:value-type="float">
            <text:p>0,426714285714286</text:p>
          </table:table-cell>
          <table:table-cell table:style-name="ce6" table:formula="of:=AVERAGE([.G4:.G10])" office:value-type="float" office:value="0.4435" calcext:value-type="float">
            <text:p>0,4435</text:p>
          </table:table-cell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4:.B10])" office:value-type="float" office:value="0.0439192982856598" calcext:value-type="float">
            <text:p>0,0439192982856598</text:p>
          </table:table-cell>
          <table:table-cell table:style-name="ce8" table:formula="of:=STDEV([.C4:.C10])" office:value-type="float" office:value="0.100608860728779" calcext:value-type="float">
            <text:p>0,100608860728779</text:p>
          </table:table-cell>
          <table:table-cell table:style-name="ce8" table:formula="of:=STDEV([.D4:.D10])" office:value-type="float" office:value="0.0587605309710523" calcext:value-type="float">
            <text:p>0,0587605309710523</text:p>
          </table:table-cell>
          <table:table-cell table:style-name="ce8" table:formula="of:=STDEV([.E4:.E10])" office:value-type="float" office:value="0.0601715800658338" calcext:value-type="float">
            <text:p>0,0601715800658338</text:p>
          </table:table-cell>
          <table:table-cell table:style-name="ce8" table:formula="of:=STDEV([.F4:.F10])" office:value-type="float" office:value="0.0905643680588826" calcext:value-type="float">
            <text:p>0,0905643680588826</text:p>
          </table:table-cell>
          <table:table-cell table:style-name="ce8" table:formula="of:=STDEV([.G4:.G10])" office:value-type="float" office:value="0.0976375952182355" calcext:value-type="float">
            <text:p>0,0976375952182355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/>
          <table:table-cell table:style-name="ce9" office:value-type="string" calcext:value-type="string" table:number-columns-spanned="6" table:number-rows-spanned="1">
            <text:p>State-Choosing Algorithm</text:p>
          </table:table-cell>
          <table:covered-table-cell table:number-columns-repeated="5" table:style-name="ce9"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6"/>
          <table:table-cell table:style-name="ce9" office:value-type="string" calcext:value-type="string" table:number-columns-spanned="5" table:number-rows-spanned="1">
            <text:p>LD-DFS</text:p>
          </table:table-cell>
          <table:covered-table-cell table:number-columns-repeated="4" table:style-name="ce9"/>
        </table:table-row>
        <table:table-row table:style-name="ro1">
          <table:covered-table-cell table:style-name="ce9"/>
          <table:table-cell table:style-name="ce16" office:value-type="string" calcext:value-type="string">
            <text:p>Greedy</text:p>
          </table:table-cell>
          <table:table-cell table:style-name="ce9" office:value-type="string" calcext:value-type="string">
            <text:p>g = 2</text:p>
          </table:table-cell>
          <table:table-cell table:style-name="ce9" office:value-type="string" calcext:value-type="string">
            <text:p>g = 5</text:p>
          </table:table-cell>
          <table:table-cell table:style-name="ce9" office:value-type="string" calcext:value-type="string">
            <text:p>g = 10</text:p>
          </table:table-cell>
          <table:table-cell table:style-name="ce9" office:value-type="string" calcext:value-type="string">
            <text:p>g = 20</text:p>
          </table:table-cell>
          <table:table-cell table:style-name="ce9" office:value-type="string" calcext:value-type="string">
            <text:p>g = 5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0.32" calcext:value-type="float">
            <text:p>0,32</text:p>
          </table:table-cell>
          <table:table-cell table:style-name="ce6" office:value-type="float" office:value="0.33" calcext:value-type="float">
            <text:p>0,33</text:p>
          </table:table-cell>
          <table:table-cell table:style-name="ce6"/>
          <table:table-cell table:style-name="ce6" office:value-type="float" office:value="0.402" calcext:value-type="float">
            <text:p>0,402</text:p>
          </table:table-cell>
          <table:table-cell table:style-name="ce6" office:value-type="float" office:value="0.349" calcext:value-type="float">
            <text:p>0,349</text:p>
          </table:table-cell>
          <table:table-cell table:style-name="ce6" office:value-type="float" office:value="0.404" calcext:value-type="float">
            <text:p>0,4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2" calcext:value-type="float">
            <text:p>0,282</text:p>
          </table:table-cell>
          <table:table-cell office:value-type="float" office:value="0.197" calcext:value-type="float">
            <text:p>0,197</text:p>
          </table:table-cell>
          <table:table-cell office:value-type="float" office:value="0.325" calcext:value-type="float">
            <text:p>0,325</text:p>
          </table:table-cell>
          <table:table-cell office:value-type="float" office:value="0.282" calcext:value-type="float">
            <text:p>0,282</text:p>
          </table:table-cell>
          <table:table-cell table:number-columns-repeated="2"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82" calcext:value-type="float">
            <text:p>0,282</text:p>
          </table:table-cell>
          <table:table-cell office:value-type="float" office:value="0.457" calcext:value-type="float">
            <text:p>0,457</text:p>
          </table:table-cell>
          <table:table-cell office:value-type="float" office:value="0.356" calcext:value-type="float">
            <text:p>0,356</text:p>
          </table:table-cell>
          <table:table-cell office:value-type="float" office:value="0.286" calcext:value-type="float">
            <text:p>0,286</text:p>
          </table:table-cell>
          <table:table-cell office:value-type="float" office:value="0.362" calcext:value-type="float">
            <text:p>0,362</text:p>
          </table:table-cell>
          <table:table-cell office:value-type="float" office:value="0.363" calcext:value-type="float">
            <text:p>0,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9" calcext:value-type="float">
            <text:p>0,329</text:p>
          </table:table-cell>
          <table:table-cell office:value-type="float" office:value="0.328" calcext:value-type="float">
            <text:p>0,328</text:p>
          </table:table-cell>
          <table:table-cell office:value-type="float" office:value="0.224" calcext:value-type="float">
            <text:p>0,224</text:p>
          </table:table-cell>
          <table:table-cell office:value-type="float" office:value="0.371" calcext:value-type="float">
            <text:p>0,371</text:p>
          </table:table-cell>
          <table:table-cell office:value-type="float" office:value="0.323" calcext:value-type="float">
            <text:p>0,323</text:p>
          </table:table-cell>
          <table:table-cell office:value-type="float" office:value="0.37" calcext:value-type="float">
            <text:p>0,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3" calcext:value-type="float">
            <text:p>0,333</text:p>
          </table:table-cell>
          <table:table-cell office:value-type="float" office:value="0.24" calcext:value-type="float">
            <text:p>0,24</text:p>
          </table:table-cell>
          <table:table-cell office:value-type="float" office:value="0.296" calcext:value-type="float">
            <text:p>0,296</text:p>
          </table:table-cell>
          <table:table-cell office:value-type="float" office:value="0.224" calcext:value-type="float">
            <text:p>0,224</text:p>
          </table:table-cell>
          <table:table-cell office:value-type="float" office:value="0.342" calcext:value-type="float">
            <text:p>0,342</text:p>
          </table:table-cell>
          <table:table-cell office:value-type="float" office:value="0.346" calcext:value-type="float">
            <text:p>0,3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8" calcext:value-type="float">
            <text:p>0,288</text:p>
          </table:table-cell>
          <table:table-cell office:value-type="float" office:value="0.412" calcext:value-type="float">
            <text:p>0,412</text:p>
          </table:table-cell>
          <table:table-cell office:value-type="float" office:value="0.288" calcext:value-type="float">
            <text:p>0,288</text:p>
          </table:table-cell>
          <table:table-cell office:value-type="float" office:value="0.297" calcext:value-type="float">
            <text:p>0,297</text:p>
          </table:table-cell>
          <table:table-cell office:value-type="float" office:value="0.282" calcext:value-type="float">
            <text:p>0,282</text:p>
          </table:table-cell>
          <table:table-cell office:value-type="float" office:value="0.373" calcext:value-type="float">
            <text:p>0,373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361" calcext:value-type="float">
            <text:p>0,361</text:p>
          </table:table-cell>
          <table:table-cell table:style-name="ce8" office:value-type="float" office:value="0.224" calcext:value-type="float">
            <text:p>0,224</text:p>
          </table:table-cell>
          <table:table-cell table:style-name="ce8" office:value-type="float" office:value="0.363" calcext:value-type="float">
            <text:p>0,363</text:p>
          </table:table-cell>
          <table:table-cell table:style-name="ce8" office:value-type="float" office:value="0.224" calcext:value-type="float">
            <text:p>0,224</text:p>
          </table:table-cell>
          <table:table-cell table:style-name="ce8" office:value-type="float" office:value="0.308" calcext:value-type="float">
            <text:p>0,308</text:p>
          </table:table-cell>
          <table:table-cell table:style-name="ce8" office:value-type="float" office:value="0.221" calcext:value-type="float">
            <text:p>0,221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6" table:formula="of:=AVERAGE([.B17:.B23])" office:value-type="float" office:value="0.313571428571429" calcext:value-type="float">
            <text:p>0,313571428571429</text:p>
          </table:table-cell>
          <table:table-cell table:style-name="ce6" table:formula="of:=AVERAGE([.C17:.C23])" office:value-type="float" office:value="0.312571428571429" calcext:value-type="float">
            <text:p>0,312571428571429</text:p>
          </table:table-cell>
          <table:table-cell table:style-name="ce6" table:formula="of:=AVERAGE([.D17:.D23])" office:value-type="float" office:value="0.308666666666667" calcext:value-type="float">
            <text:p>0,308666666666667</text:p>
          </table:table-cell>
          <table:table-cell table:style-name="ce6" table:formula="of:=AVERAGE([.E17:.E23])" office:value-type="float" office:value="0.298" calcext:value-type="float">
            <text:p>0,298</text:p>
          </table:table-cell>
          <table:table-cell table:style-name="ce6" table:formula="of:=AVERAGE([.F17:.F23])" office:value-type="float" office:value="0.312571428571429" calcext:value-type="float">
            <text:p>0,312571428571429</text:p>
          </table:table-cell>
          <table:table-cell table:style-name="ce6" table:formula="of:=AVERAGE([.G17:.G23])" office:value-type="float" office:value="0.328428571428571" calcext:value-type="float">
            <text:p>0,328428571428571</text:p>
          </table:table-cell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8" table:formula="of:=STDEV([.B17:.B23])" office:value-type="float" office:value="0.0304239880294982" calcext:value-type="float">
            <text:p>0,0304239880294982</text:p>
          </table:table-cell>
          <table:table-cell table:style-name="ce8" table:formula="of:=STDEV([.C17:.C23])" office:value-type="float" office:value="0.0981119380144556" calcext:value-type="float">
            <text:p>0,0981119380144556</text:p>
          </table:table-cell>
          <table:table-cell table:style-name="ce8" table:formula="of:=STDEV([.D17:.D23])" office:value-type="float" office:value="0.0514107641128457" calcext:value-type="float">
            <text:p>0,0514107641128457</text:p>
          </table:table-cell>
          <table:table-cell table:style-name="ce8" table:formula="of:=STDEV([.E17:.E23])" office:value-type="float" office:value="0.0676978581640513" calcext:value-type="float">
            <text:p>0,0676978581640513</text:p>
          </table:table-cell>
          <table:table-cell table:style-name="ce8" table:formula="of:=STDEV([.F17:.F23])" office:value-type="float" office:value="0.048138193924219" calcext:value-type="float">
            <text:p>0,048138193924219</text:p>
          </table:table-cell>
          <table:table-cell table:style-name="ce8" table:formula="of:=STDEV([.G17:.G23])" office:value-type="float" office:value="0.0750529971483643" calcext:value-type="float">
            <text:p>0,0750529971483643</text:p>
          </table:table-cell>
        </table:table-row>
      </table:table>
      <table:table table:name="perf-1" table:style-name="ta1">
        <table:shapes>
          <draw:frame draw:z-index="0" draw:style-name="gr1" draw:text-style-name="P1" svg:width="15.997cm" svg:height="9.004cm" svg:x="31.663cm" svg:y="0.478cm">
            <draw:object draw:notify-on-update-of-ranges="'perf-1'.B3:'perf-1'.B3 'perf-1'.D3:'perf-1'.D3 'perf-1'.F3:'perf-1'.F3 'perf-1'.H3:'perf-1'.H3 'perf-1'.J3:'perf-1'.J3 'perf-1'.L3:'perf-1'.L3  'perf-1'.B11:'perf-1'.B11 'perf-1'.D11:'perf-1'.D11 'perf-1'.F11:'perf-1'.F11 'perf-1'.H11:'perf-1'.H11 'perf-1'.J11:'perf-1'.J11 'perf-1'.L11:'perf-1'.L11 'perf-1'.B12:'perf-1'.B12 'perf-1'.D12:'perf-1'.D12 'perf-1'.F12:'perf-1'.F12 'perf-1'.H12:'perf-1'.H12 'perf-1'.J12:'perf-1'.J12 'perf-1'.L12:'perf-1'.L12 'perf-1'.B12:'perf-1'.B12 'perf-1'.D12:'perf-1'.D12 'perf-1'.F12:'perf-1'.F12 'perf-1'.H12:'perf-1'.H12 'perf-1'.J12:'perf-1'.J12 'perf-1'.L12:'perf-1'.L12  'perf-1'.B24:'perf-1'.B24 'perf-1'.D24:'perf-1'.D24 'perf-1'.F24:'perf-1'.F24 'perf-1'.H24:'perf-1'.H24 'perf-1'.J24:'perf-1'.J24 'perf-1'.L24:'perf-1'.L24 'perf-1'.B25:'perf-1'.B25 'perf-1'.D25:'perf-1'.D25 'perf-1'.F25:'perf-1'.F25 'perf-1'.H25:'perf-1'.H25 'perf-1'.J25:'perf-1'.J25 'perf-1'.L25:'perf-1'.L25 'perf-1'.B25:'perf-1'.B25 'perf-1'.D25:'perf-1'.D25 'perf-1'.F25:'perf-1'.F25 'perf-1'.H25:'perf-1'.H25 'perf-1'.J25:'perf-1'.J25 'perf-1'.L25:'perf-1'.L25  'perf-1'.B37:'perf-1'.B37 'perf-1'.D37:'perf-1'.D37 'perf-1'.F37:'perf-1'.F37 'perf-1'.H37:'perf-1'.H37 'perf-1'.J37:'perf-1'.J37 'perf-1'.L37:'perf-1'.L37 'perf-1'.B38:'perf-1'.B38 'perf-1'.D38:'perf-1'.D38 'perf-1'.F38:'perf-1'.F38 'perf-1'.H38:'perf-1'.H38 'perf-1'.J38:'perf-1'.J38 'perf-1'.L38:'perf-1'.L38 'perf-1'.B38:'perf-1'.B38 'perf-1'.D38:'perf-1'.D38 'perf-1'.F38:'perf-1'.F38 'perf-1'.H38:'perf-1'.H38 'perf-1'.J38:'perf-1'.J38 'perf-1'.L38:'perf-1'.L3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7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3" office:value-type="float" office:value="0.807" calcext:value-type="float">
            <text:p>0,807</text:p>
          </table:table-cell>
          <table:table-cell table:style-name="ce6" office:value-type="float" office:value="0.08" calcext:value-type="float">
            <text:p>0,08</text:p>
          </table:table-cell>
          <table:table-cell table:style-name="ce6" office:value-type="float" office:value="0.81" calcext:value-type="float">
            <text:p>0,81</text:p>
          </table:table-cell>
          <table:table-cell table:style-name="ce6" office:value-type="float" office:value="0.061" calcext:value-type="float">
            <text:p>0,061</text:p>
          </table:table-cell>
          <table:table-cell table:style-name="ce6" office:value-type="float" office:value="0.822" calcext:value-type="float">
            <text:p>0,822</text:p>
          </table:table-cell>
          <table:table-cell table:style-name="ce6" office:value-type="float" office:value="0.064" calcext:value-type="float">
            <text:p>0,064</text:p>
          </table:table-cell>
          <table:table-cell table:style-name="ce6" office:value-type="float" office:value="0.835" calcext:value-type="float">
            <text:p>0,835</text:p>
          </table:table-cell>
          <table:table-cell table:style-name="ce6" office:value-type="float" office:value="0.069" calcext:value-type="float">
            <text:p>0,069</text:p>
          </table:table-cell>
          <table:table-cell table:style-name="ce6" office:value-type="float" office:value="0.842" calcext:value-type="float">
            <text:p>0,842</text:p>
          </table:table-cell>
          <table:table-cell table:style-name="ce6" office:value-type="float" office:value="0.066" calcext:value-type="float">
            <text:p>0,066</text:p>
          </table:table-cell>
          <table:table-cell table:style-name="ce6" office:value-type="float" office:value="0.845" calcext:value-type="float">
            <text:p>0,845</text:p>
          </table:table-cell>
          <table:table-cell table:style-name="ce6" office:value-type="float" office:value="0.063" calcext:value-type="float">
            <text:p>0,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4" calcext:value-type="float">
            <text:p>0,804</text:p>
          </table:table-cell>
          <table:table-cell office:value-type="float" office:value="0.078" calcext:value-type="float">
            <text:p>0,078</text:p>
          </table:table-cell>
          <table:table-cell office:value-type="float" office:value="0.807" calcext:value-type="float">
            <text:p>0,807</text:p>
          </table:table-cell>
          <table:table-cell office:value-type="float" office:value="0.057" calcext:value-type="float">
            <text:p>0,057</text:p>
          </table:table-cell>
          <table:table-cell office:value-type="float" office:value="0.825" calcext:value-type="float">
            <text:p>0,825</text:p>
          </table:table-cell>
          <table:table-cell office:value-type="float" office:value="0.065" calcext:value-type="float">
            <text:p>0,065</text:p>
          </table:table-cell>
          <table:table-cell office:value-type="float" office:value="0.836" calcext:value-type="float">
            <text:p>0,836</text:p>
          </table:table-cell>
          <table:table-cell table:style-name="ce7" office:value-type="float" office:value="0.068" calcext:value-type="float">
            <text:p>0,068</text:p>
          </table:table-cell>
          <table:table-cell office:value-type="float" office:value="0.841" calcext:value-type="float">
            <text:p>0,841</text:p>
          </table:table-cell>
          <table:table-cell table:style-name="ce7" office:value-type="float" office:value="0.064" calcext:value-type="float">
            <text:p>0,064</text:p>
          </table:table-cell>
          <table:table-cell office:value-type="float" office:value="0.844" calcext:value-type="float">
            <text:p>0,844</text:p>
          </table:table-cell>
          <table:table-cell table:style-name="ce7"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3" calcext:value-type="float">
            <text:p>0,803</text:p>
          </table:table-cell>
          <table:table-cell office:value-type="float" office:value="0.075" calcext:value-type="float">
            <text:p>0,075</text:p>
          </table:table-cell>
          <table:table-cell office:value-type="float" office:value="0.808" calcext:value-type="float">
            <text:p>0,808</text:p>
          </table:table-cell>
          <table:table-cell office:value-type="float" office:value="0.06" calcext:value-type="float">
            <text:p>0,06</text:p>
          </table:table-cell>
          <table:table-cell office:value-type="float" office:value="0.825" calcext:value-type="float">
            <text:p>0,825</text:p>
          </table:table-cell>
          <table:table-cell office:value-type="float" office:value="0.064" calcext:value-type="float">
            <text:p>0,064</text:p>
          </table:table-cell>
          <table:table-cell office:value-type="float" office:value="0.835" calcext:value-type="float">
            <text:p>0,835</text:p>
          </table:table-cell>
          <table:table-cell table:style-name="ce7" office:value-type="float" office:value="0.068" calcext:value-type="float">
            <text:p>0,068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0.065" calcext:value-type="float">
            <text:p>0,065</text:p>
          </table:table-cell>
          <table:table-cell office:value-type="float" office:value="0.848" calcext:value-type="float">
            <text:p>0,848</text:p>
          </table:table-cell>
          <table:table-cell table:style-name="ce7" office:value-type="float" office:value="0.069" calcext:value-type="float">
            <text:p>0,0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3" calcext:value-type="float">
            <text:p>0,803</text:p>
          </table:table-cell>
          <table:table-cell office:value-type="float" office:value="0.079" calcext:value-type="float">
            <text:p>0,079</text:p>
          </table:table-cell>
          <table:table-cell office:value-type="float" office:value="0.808" calcext:value-type="float">
            <text:p>0,808</text:p>
          </table:table-cell>
          <table:table-cell office:value-type="float" office:value="0.058" calcext:value-type="float">
            <text:p>0,058</text:p>
          </table:table-cell>
          <table:table-cell office:value-type="float" office:value="0.827" calcext:value-type="float">
            <text:p>0,827</text:p>
          </table:table-cell>
          <table:table-cell office:value-type="float" office:value="0.07" calcext:value-type="float">
            <text:p>0,07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66" calcext:value-type="float">
            <text:p>0,066</text:p>
          </table:table-cell>
          <table:table-cell office:value-type="float" office:value="0.844" calcext:value-type="float">
            <text:p>0,844</text:p>
          </table:table-cell>
          <table:table-cell table:style-name="ce7" office:value-type="float" office:value="0.067" calcext:value-type="float">
            <text:p>0,067</text:p>
          </table:table-cell>
          <table:table-cell office:value-type="float" office:value="0.849" calcext:value-type="float">
            <text:p>0,849</text:p>
          </table:table-cell>
          <table:table-cell table:style-name="ce7"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5" calcext:value-type="float">
            <text:p>0,805</text:p>
          </table:table-cell>
          <table:table-cell office:value-type="float" office:value="0.08" calcext:value-type="float">
            <text:p>0,08</text:p>
          </table:table-cell>
          <table:table-cell office:value-type="float" office:value="0.809" calcext:value-type="float">
            <text:p>0,809</text:p>
          </table:table-cell>
          <table:table-cell office:value-type="float" office:value="0.061" calcext:value-type="float">
            <text:p>0,061</text:p>
          </table:table-cell>
          <table:table-cell office:value-type="float" office:value="0.824" calcext:value-type="float">
            <text:p>0,824</text:p>
          </table:table-cell>
          <table:table-cell office:value-type="float" office:value="0.063" calcext:value-type="float">
            <text:p>0,063</text:p>
          </table:table-cell>
          <table:table-cell office:value-type="float" office:value="0.833" calcext:value-type="float">
            <text:p>0,833</text:p>
          </table:table-cell>
          <table:table-cell table:style-name="ce7" office:value-type="float" office:value="0.065" calcext:value-type="float">
            <text:p>0,065</text:p>
          </table:table-cell>
          <table:table-cell office:value-type="float" office:value="0.84" calcext:value-type="float">
            <text:p>0,84</text:p>
          </table:table-cell>
          <table:table-cell table:style-name="ce7" office:value-type="float" office:value="0.069" calcext:value-type="float">
            <text:p>0,069</text:p>
          </table:table-cell>
          <table:table-cell office:value-type="float" office:value="0.847" calcext:value-type="float">
            <text:p>0,847</text:p>
          </table:table-cell>
          <table:table-cell table:style-name="ce7" office:value-type="float" office:value="0.066" calcext:value-type="float">
            <text:p>0,0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7" calcext:value-type="float">
            <text:p>0,807</text:p>
          </table:table-cell>
          <table:table-cell office:value-type="float" office:value="0.08" calcext:value-type="float">
            <text:p>0,08</text:p>
          </table:table-cell>
          <table:table-cell office:value-type="float" office:value="0.81" calcext:value-type="float">
            <text:p>0,81</text:p>
          </table:table-cell>
          <table:table-cell office:value-type="float" office:value="0.06" calcext:value-type="float">
            <text:p>0,06</text:p>
          </table:table-cell>
          <table:table-cell office:value-type="float" office:value="0.827" calcext:value-type="float">
            <text:p>0,827</text:p>
          </table:table-cell>
          <table:table-cell office:value-type="float" office:value="0.069" calcext:value-type="float">
            <text:p>0,069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67" calcext:value-type="float">
            <text:p>0,067</text:p>
          </table:table-cell>
          <table:table-cell office:value-type="float" office:value="0.842" calcext:value-type="float">
            <text:p>0,842</text:p>
          </table:table-cell>
          <table:table-cell table:style-name="ce7" office:value-type="float" office:value="0.067" calcext:value-type="float">
            <text:p>0,067</text:p>
          </table:table-cell>
          <table:table-cell office:value-type="float" office:value="0.849" calcext:value-type="float">
            <text:p>0,849</text:p>
          </table:table-cell>
          <table:table-cell table:style-name="ce7" office:value-type="float" office:value="0.068" calcext:value-type="float">
            <text:p>0,068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803" calcext:value-type="float">
            <text:p>0,803</text:p>
          </table:table-cell>
          <table:table-cell table:style-name="ce8" office:value-type="float" office:value="0.075" calcext:value-type="float">
            <text:p>0,075</text:p>
          </table:table-cell>
          <table:table-cell table:style-name="ce8" office:value-type="float" office:value="0.811" calcext:value-type="float">
            <text:p>0,811</text:p>
          </table:table-cell>
          <table:table-cell table:style-name="ce8" office:value-type="float" office:value="0.064" calcext:value-type="float">
            <text:p>0,064</text:p>
          </table:table-cell>
          <table:table-cell table:style-name="ce8" office:value-type="float" office:value="0.822" calcext:value-type="float">
            <text:p>0,822</text:p>
          </table:table-cell>
          <table:table-cell table:style-name="ce8" office:value-type="float" office:value="0.062" calcext:value-type="float">
            <text:p>0,062</text:p>
          </table:table-cell>
          <table:table-cell table:style-name="ce8" office:value-type="float" office:value="0.835" calcext:value-type="float">
            <text:p>0,835</text:p>
          </table:table-cell>
          <table:table-cell table:style-name="ce8" office:value-type="float" office:value="0.068" calcext:value-type="float">
            <text:p>0,068</text:p>
          </table:table-cell>
          <table:table-cell table:style-name="ce8" office:value-type="float" office:value="0.84" calcext:value-type="float">
            <text:p>0,84</text:p>
          </table:table-cell>
          <table:table-cell table:style-name="ce8" office:value-type="float" office:value="0.067" calcext:value-type="float">
            <text:p>0,067</text:p>
          </table:table-cell>
          <table:table-cell table:style-name="ce8" office:value-type="float" office:value="0.845" calcext:value-type="float">
            <text:p>0,845</text:p>
          </table:table-cell>
          <table:table-cell table:style-name="ce8" office:value-type="float" office:value="0.065" calcext:value-type="float">
            <text:p>0,065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3" table:formula="of:=AVERAGE([.B4:.B10])" office:value-type="float" office:value="0.804571428571429" calcext:value-type="float" table:number-columns-spanned="2" table:number-rows-spanned="1">
            <text:p>0,804571428571429</text:p>
          </table:table-cell>
          <table:covered-table-cell table:style-name="Default"/>
          <table:table-cell table:style-name="ce6" table:formula="of:=AVERAGE([.D4:.D10])" office:value-type="float" office:value="0.809" calcext:value-type="float" table:number-columns-spanned="2" table:number-rows-spanned="1">
            <text:p>0,809</text:p>
          </table:table-cell>
          <table:covered-table-cell table:style-name="Default"/>
          <table:table-cell table:style-name="ce6" table:formula="of:=AVERAGE([.F4:.F10])" office:value-type="float" office:value="0.824571428571428" calcext:value-type="float" table:number-columns-spanned="2" table:number-rows-spanned="1">
            <text:p>0,824571428571428</text:p>
          </table:table-cell>
          <table:covered-table-cell table:style-name="Default"/>
          <table:table-cell table:style-name="ce6" table:formula="of:=AVERAGE([.H4:.H10])" office:value-type="float" office:value="0.834571428571429" calcext:value-type="float" table:number-columns-spanned="2" table:number-rows-spanned="1">
            <text:p>0,834571428571429</text:p>
          </table:table-cell>
          <table:covered-table-cell/>
          <table:table-cell table:style-name="ce6" table:formula="of:=AVERAGE([.J4:.J10])" office:value-type="float" office:value="0.841285714285714" calcext:value-type="float" table:number-columns-spanned="2" table:number-rows-spanned="1">
            <text:p>0,841285714285714</text:p>
          </table:table-cell>
          <table:covered-table-cell/>
          <table:table-cell table:style-name="ce6" table:formula="of:=AVERAGE([.L4:.L10])" office:value-type="float" office:value="0.846714285714286" calcext:value-type="float" table:number-columns-spanned="2" table:number-rows-spanned="1">
            <text:p>0,846714285714286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4:.C10])+6000*VAR([.B4:.B10]))/6999)" office:value-type="float" office:value="0.0781555660920901" calcext:value-type="float" table:number-columns-spanned="2" table:number-rows-spanned="1">
            <text:p>0,0781555660920901</text:p>
          </table:table-cell>
          <table:covered-table-cell table:style-name="Default"/>
          <table:table-cell table:style-name="ce24" table:formula="of:=SQRT((999*SUMSQ([.E4:.E10])+6000*VAR([.D4:.D10]))/6999)" office:value-type="float" office:value="0.0601679425576107" calcext:value-type="float" table:number-columns-spanned="2" table:number-rows-spanned="1">
            <text:p>0,0601679425576107</text:p>
          </table:table-cell>
          <table:covered-table-cell table:style-name="Default"/>
          <table:table-cell table:style-name="ce24" table:formula="of:=SQRT((999*SUMSQ([.G4:.G10])+6000*VAR([.F4:.F10]))/6999)" office:value-type="float" office:value="0.0653464322361107" calcext:value-type="float" table:number-columns-spanned="2" table:number-rows-spanned="1">
            <text:p>0,0653464322361107</text:p>
          </table:table-cell>
          <table:covered-table-cell table:style-name="Default"/>
          <table:table-cell table:style-name="ce24" table:formula="of:=SQRT((999*SUMSQ([.I4:.I10])+6000*VAR([.H4:.H10]))/6999)" office:value-type="float" office:value="0.0672750614159117" calcext:value-type="float" table:number-columns-spanned="2" table:number-rows-spanned="1">
            <text:p>0,0672750614159117</text:p>
          </table:table-cell>
          <table:covered-table-cell/>
          <table:table-cell table:style-name="ce24" table:formula="of:=SQRT((999*SUMSQ([.K4:.K10])+6000*VAR([.J4:.J10]))/6999)" office:value-type="float" office:value="0.066431421895326" calcext:value-type="float" table:number-columns-spanned="2" table:number-rows-spanned="1">
            <text:p>0,066431421895326</text:p>
          </table:table-cell>
          <table:covered-table-cell/>
          <table:table-cell table:style-name="ce24" table:formula="of:=SQRT((999*SUMSQ([.M4:.M10])+6000*VAR([.L4:.L10]))/6999)" office:value-type="float" office:value="0.0661666290449755" calcext:value-type="float" table:number-columns-spanned="2" table:number-rows-spanned="1">
            <text:p>0,0661666290449755</text:p>
          </table:table-cell>
          <table:covered-table-cell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3" office:value-type="float" office:value="0.825" calcext:value-type="float">
            <text:p>0,825</text:p>
          </table:table-cell>
          <table:table-cell table:style-name="ce6" office:value-type="float" office:value="0.033" calcext:value-type="float">
            <text:p>0,033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047" calcext:value-type="float">
            <text:p>0,047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85" calcext:value-type="float">
            <text:p>0,785</text:p>
          </table:table-cell>
          <table:table-cell table:style-name="ce6" office:value-type="float" office:value="0.038" calcext:value-type="float">
            <text:p>0,038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044" calcext:value-type="float">
            <text:p>0,044</text:p>
          </table:table-cell>
          <table:table-cell table:style-name="ce6" office:value-type="float" office:value="0.788" calcext:value-type="float">
            <text:p>0,788</text:p>
          </table:table-cell>
          <table:table-cell table:style-name="ce6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3" calcext:value-type="float">
            <text:p>0,823</text:p>
          </table:table-cell>
          <table:table-cell office:value-type="float" office:value="0.036" calcext:value-type="float">
            <text:p>0,036</text:p>
          </table:table-cell>
          <table:table-cell office:value-type="float" office:value="0.791" calcext:value-type="float">
            <text:p>0,791</text:p>
          </table:table-cell>
          <table:table-cell office:value-type="float" office:value="0.036" calcext:value-type="float">
            <text:p>0,036</text:p>
          </table:table-cell>
          <table:table-cell office:value-type="float" office:value="0.781" calcext:value-type="float">
            <text:p>0,781</text:p>
          </table:table-cell>
          <table:table-cell office:value-type="float" office:value="0.048" calcext:value-type="float">
            <text:p>0,048</text:p>
          </table:table-cell>
          <table:table-cell office:value-type="float" office:value="0.829" calcext:value-type="float">
            <text:p>0,829</text:p>
          </table:table-cell>
          <table:table-cell table:style-name="ce7" office:value-type="float" office:value="0.027" calcext:value-type="float">
            <text:p>0,027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793" calcext:value-type="float">
            <text:p>0,793</text:p>
          </table:table-cell>
          <table:table-cell table:style-name="ce7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4" calcext:value-type="float">
            <text:p>0,824</text:p>
          </table:table-cell>
          <table:table-cell office:value-type="float" office:value="0.035" calcext:value-type="float">
            <text:p>0,035</text:p>
          </table:table-cell>
          <table:table-cell office:value-type="float" office:value="0.803" calcext:value-type="float">
            <text:p>0,803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2" calcext:value-type="float">
            <text:p>0,792</text:p>
          </table:table-cell>
          <table:table-cell office:value-type="float" office:value="0.045" calcext:value-type="float">
            <text:p>0,045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2" calcext:value-type="float">
            <text:p>0,042</text:p>
          </table:table-cell>
          <table:table-cell office:value-type="float" office:value="0.779" calcext:value-type="float">
            <text:p>0,779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782" calcext:value-type="float">
            <text:p>0,782</text:p>
          </table:table-cell>
          <table:table-cell table:style-name="ce7" office:value-type="float" office:value="0.049" calcext:value-type="float">
            <text:p>0,0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5" calcext:value-type="float">
            <text:p>0,825</text:p>
          </table:table-cell>
          <table:table-cell office:value-type="float" office:value="0.038" calcext:value-type="float">
            <text:p>0,038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7" calcext:value-type="float">
            <text:p>0,047</text:p>
          </table:table-cell>
          <table:table-cell office:value-type="float" office:value="0.782" calcext:value-type="float">
            <text:p>0,782</text:p>
          </table:table-cell>
          <table:table-cell office:value-type="float" office:value="0.039" calcext:value-type="float">
            <text:p>0,039</text:p>
          </table:table-cell>
          <table:table-cell office:value-type="float" office:value="0.792" calcext:value-type="float">
            <text:p>0,792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787" calcext:value-type="float">
            <text:p>0,787</text:p>
          </table:table-cell>
          <table:table-cell table:style-name="ce7" office:value-type="float" office:value="0.04" calcext:value-type="float">
            <text:p>0,04</text:p>
          </table:table-cell>
          <table:table-cell office:value-type="float" office:value="0.836" calcext:value-type="float">
            <text:p>0,836</text:p>
          </table:table-cell>
          <table:table-cell table:style-name="ce7"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5" calcext:value-type="float">
            <text:p>0,825</text:p>
          </table:table-cell>
          <table:table-cell office:value-type="float" office:value="0.032" calcext:value-type="float">
            <text:p>0,032</text:p>
          </table:table-cell>
          <table:table-cell office:value-type="float" office:value="0.779" calcext:value-type="float">
            <text:p>0,779</text:p>
          </table:table-cell>
          <table:table-cell office:value-type="float" office:value="0.035" calcext:value-type="float">
            <text:p>0,035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" calcext:value-type="float">
            <text:p>0,78</text:p>
          </table:table-cell>
          <table:table-cell table:style-name="ce7" office:value-type="float" office:value="0.037" calcext:value-type="float">
            <text:p>0,037</text:p>
          </table:table-cell>
          <table:table-cell office:value-type="float" office:value="0.792" calcext:value-type="float">
            <text:p>0,792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9" calcext:value-type="float">
            <text:p>0,799</text:p>
          </table:table-cell>
          <table:table-cell table:style-name="ce7"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4" calcext:value-type="float">
            <text:p>0,824</text:p>
          </table:table-cell>
          <table:table-cell office:value-type="float" office:value="0.036" calcext:value-type="float">
            <text:p>0,036</text:p>
          </table:table-cell>
          <table:table-cell office:value-type="float" office:value="0.785" calcext:value-type="float">
            <text:p>0,785</text:p>
          </table:table-cell>
          <table:table-cell office:value-type="float" office:value="0.037" calcext:value-type="float">
            <text:p>0,037</text:p>
          </table:table-cell>
          <table:table-cell office:value-type="float" office:value="0.828" calcext:value-type="float">
            <text:p>0,828</text:p>
          </table:table-cell>
          <table:table-cell office:value-type="float" office:value="0.028" calcext:value-type="float">
            <text:p>0,028</text:p>
          </table:table-cell>
          <table:table-cell office:value-type="float" office:value="0.793" calcext:value-type="float">
            <text:p>0,793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23" calcext:value-type="float">
            <text:p>0,023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92" calcext:value-type="float">
            <text:p>0,792</text:p>
          </table:table-cell>
          <table:table-cell table:style-name="ce8" office:value-type="float" office:value="0.045" calcext:value-type="float">
            <text:p>0,045</text:p>
          </table:table-cell>
          <table:table-cell table:style-name="ce8" office:value-type="float" office:value="0.78" calcext:value-type="float">
            <text:p>0,78</text:p>
          </table:table-cell>
          <table:table-cell table:style-name="ce8" office:value-type="float" office:value="0.04" calcext:value-type="float">
            <text:p>0,04</text:p>
          </table:table-cell>
          <table:table-cell table:style-name="ce8" office:value-type="float" office:value="0.781" calcext:value-type="float">
            <text:p>0,781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79" calcext:value-type="float">
            <text:p>0,779</text:p>
          </table:table-cell>
          <table:table-cell table:style-name="ce8" office:value-type="float" office:value="0.037" calcext:value-type="float">
            <text:p>0,037</text:p>
          </table:table-cell>
          <table:table-cell table:style-name="ce8" office:value-type="float" office:value="0.781" calcext:value-type="float">
            <text:p>0,781</text:p>
          </table:table-cell>
          <table:table-cell table:style-name="ce8" office:value-type="float" office:value="0.035" calcext:value-type="float">
            <text:p>0,035</text:p>
          </table:table-cell>
          <table:table-cell table:style-name="ce8" office:value-type="float" office:value="0.792" calcext:value-type="float">
            <text:p>0,792</text:p>
          </table:table-cell>
          <table:table-cell table:style-name="ce8" office:value-type="float" office:value="0.037" calcext:value-type="float">
            <text:p>0,037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3" table:formula="of:=AVERAGE([.B17:.B23])" office:value-type="float" office:value="0.819714285714286" calcext:value-type="float" table:number-columns-spanned="2" table:number-rows-spanned="1">
            <text:p>0,819714285714286</text:p>
          </table:table-cell>
          <table:covered-table-cell table:style-name="Default"/>
          <table:table-cell table:style-name="ce6" table:formula="of:=AVERAGE([.D17:.D23])" office:value-type="float" office:value="0.789" calcext:value-type="float" table:number-columns-spanned="2" table:number-rows-spanned="1">
            <text:p>0,789</text:p>
          </table:table-cell>
          <table:covered-table-cell table:style-name="Default"/>
          <table:table-cell table:style-name="ce6" table:formula="of:=AVERAGE([.F17:.F23])" office:value-type="float" office:value="0.792142857142857" calcext:value-type="float" table:number-columns-spanned="2" table:number-rows-spanned="1">
            <text:p>0,792142857142857</text:p>
          </table:table-cell>
          <table:covered-table-cell table:style-name="Default"/>
          <table:table-cell table:style-name="ce6" table:formula="of:=AVERAGE([.H17:.H23])" office:value-type="float" office:value="0.792428571428571" calcext:value-type="float" table:number-columns-spanned="2" table:number-rows-spanned="1">
            <text:p>0,792428571428571</text:p>
          </table:table-cell>
          <table:covered-table-cell/>
          <table:table-cell table:style-name="ce6" table:formula="of:=AVERAGE([.J17:.J23])" office:value-type="float" office:value="0.793571428571428" calcext:value-type="float" table:number-columns-spanned="2" table:number-rows-spanned="1">
            <text:p>0,793571428571428</text:p>
          </table:table-cell>
          <table:covered-table-cell/>
          <table:table-cell table:style-name="ce6" table:formula="of:=AVERAGE([.L17:.L23])" office:value-type="float" office:value="0.796857142857143" calcext:value-type="float" table:number-columns-spanned="2" table:number-rows-spanned="1">
            <text:p>0,796857142857143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17:.C23])+6000*VAR([.B17:.B23]))/6999)" office:value-type="float" office:value="0.0383415098495577" calcext:value-type="float" table:number-columns-spanned="2" table:number-rows-spanned="1">
            <text:p>0,0383415098495577</text:p>
          </table:table-cell>
          <table:covered-table-cell table:style-name="Default"/>
          <table:table-cell table:style-name="ce24" table:formula="of:=SQRT((999*SUMSQ([.E17:.E23])+6000*VAR([.D17:.D23]))/6999)" office:value-type="float" office:value="0.041843085866527" calcext:value-type="float" table:number-columns-spanned="2" table:number-rows-spanned="1">
            <text:p>0,041843085866527</text:p>
          </table:table-cell>
          <table:covered-table-cell table:style-name="Default"/>
          <table:table-cell table:style-name="ce24" table:formula="of:=SQRT((999*SUMSQ([.G17:.G23])+6000*VAR([.F17:.F23]))/6999)" office:value-type="float" office:value="0.0445622757486276" calcext:value-type="float" table:number-columns-spanned="2" table:number-rows-spanned="1">
            <text:p>0,0445622757486276</text:p>
          </table:table-cell>
          <table:covered-table-cell table:style-name="Default"/>
          <table:table-cell table:style-name="ce24" table:formula="of:=SQRT((999*SUMSQ([.I17:.I23])+6000*VAR([.H17:.H23]))/6999)" office:value-type="float" office:value="0.0420320370633333" calcext:value-type="float" table:number-columns-spanned="2" table:number-rows-spanned="1">
            <text:p>0,0420320370633333</text:p>
          </table:table-cell>
          <table:covered-table-cell/>
          <table:table-cell table:style-name="ce24" table:formula="of:=SQRT((999*SUMSQ([.K17:.K23])+6000*VAR([.J17:.J23]))/6999)" office:value-type="float" office:value="0.0427964982312057" calcext:value-type="float" table:number-columns-spanned="2" table:number-rows-spanned="1">
            <text:p>0,0427964982312057</text:p>
          </table:table-cell>
          <table:covered-table-cell/>
          <table:table-cell table:style-name="ce24" table:formula="of:=SQRT((999*SUMSQ([.M17:.M23])+6000*VAR([.L17:.L23]))/6999)" office:value-type="float" office:value="0.0430641940556965" calcext:value-type="float" table:number-columns-spanned="2" table:number-rows-spanned="1">
            <text:p>0,0430641940556965</text:p>
          </table:table-cell>
          <table:covered-table-cell/>
        </table:table-row>
        <table:table-row table:style-name="ro1">
          <table:table-cell table:style-name="ce20"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3" office:value-type="float" office:value="0.789" calcext:value-type="float">
            <text:p>0,789</text:p>
          </table:table-cell>
          <table:table-cell table:style-name="ce6" office:value-type="float" office:value="0.042" calcext:value-type="float">
            <text:p>0,042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2" calcext:value-type="float">
            <text:p>0,042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89" calcext:value-type="float">
            <text:p>0,78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89" calcext:value-type="float">
            <text:p>0,78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5" calcext:value-type="float">
            <text:p>0,045</text:p>
          </table:table-cell>
          <table:table-cell office:value-type="float" office:value="0.787" calcext:value-type="float">
            <text:p>0,787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6" calcext:value-type="float">
            <text:p>0,786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2" calcext:value-type="float">
            <text:p>0,792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6" calcext:value-type="float">
            <text:p>0,786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7" calcext:value-type="float">
            <text:p>0,787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7" calcext:value-type="float">
            <text:p>0,787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7" calcext:value-type="float">
            <text:p>0,787</text:p>
          </table:table-cell>
          <table:table-cell office:value-type="float" office:value="0.045" calcext:value-type="float">
            <text:p>0,045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2" calcext:value-type="float">
            <text:p>0,042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2" calcext:value-type="float">
            <text:p>0,042</text:p>
          </table:table-cell>
          <table:table-cell office:value-type="float" office:value="0.786" calcext:value-type="float">
            <text:p>0,786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87" calcext:value-type="float">
            <text:p>0,787</text:p>
          </table:table-cell>
          <table:table-cell office:value-type="float" office:value="0.042" calcext:value-type="float">
            <text:p>0,042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2" calcext:value-type="float">
            <text:p>0,042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6" calcext:value-type="float">
            <text:p>0,786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88" calcext:value-type="float">
            <text:p>0,788</text:p>
          </table:table-cell>
          <table:table-cell table:style-name="ce8" office:value-type="float" office:value="0.041" calcext:value-type="float">
            <text:p>0,041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93" calcext:value-type="float">
            <text:p>0,793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87" calcext:value-type="float">
            <text:p>0,787</text:p>
          </table:table-cell>
          <table:table-cell table:style-name="ce8" office:value-type="float" office:value="0.044" calcext:value-type="float">
            <text:p>0,044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3" table:formula="of:=AVERAGE([.B30:.B36])" office:value-type="float" office:value="0.788571428571429" calcext:value-type="float" table:number-columns-spanned="2" table:number-rows-spanned="1">
            <text:p>0,788571428571429</text:p>
          </table:table-cell>
          <table:covered-table-cell table:style-name="Default"/>
          <table:table-cell table:style-name="ce6" table:formula="of:=AVERAGE([.D30:.D36])" office:value-type="float" office:value="0.789" calcext:value-type="float" table:number-columns-spanned="2" table:number-rows-spanned="1">
            <text:p>0,789</text:p>
          </table:table-cell>
          <table:covered-table-cell table:style-name="Default"/>
          <table:table-cell table:style-name="ce6" table:formula="of:=AVERAGE([.F30:.F36])" office:value-type="float" office:value="0.788428571428571" calcext:value-type="float" table:number-columns-spanned="2" table:number-rows-spanned="1">
            <text:p>0,788428571428571</text:p>
          </table:table-cell>
          <table:covered-table-cell table:style-name="Default"/>
          <table:table-cell table:style-name="ce6" table:formula="of:=AVERAGE([.H30:.H36])" office:value-type="float" office:value="0.789571428571429" calcext:value-type="float" table:number-columns-spanned="2" table:number-rows-spanned="1">
            <text:p>0,789571428571429</text:p>
          </table:table-cell>
          <table:covered-table-cell/>
          <table:table-cell table:style-name="ce6" table:formula="of:=AVERAGE([.J30:.J36])" office:value-type="float" office:value="0.789" calcext:value-type="float" table:number-columns-spanned="2" table:number-rows-spanned="1">
            <text:p>0,789</text:p>
          </table:table-cell>
          <table:covered-table-cell/>
          <table:table-cell table:style-name="ce6" table:formula="of:=AVERAGE([.L30:.L36])" office:value-type="float" office:value="0.788714285714286" calcext:value-type="float" table:number-columns-spanned="2" table:number-rows-spanned="1">
            <text:p>0,788714285714286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30:.C36])+6000*VAR([.B30:.B36]))/6999)" office:value-type="float" office:value="0.0432954365469554" calcext:value-type="float" table:number-columns-spanned="2" table:number-rows-spanned="1">
            <text:p>0,0432954365469554</text:p>
          </table:table-cell>
          <table:covered-table-cell table:style-name="Default"/>
          <table:table-cell table:style-name="ce24" table:formula="of:=SQRT((999*SUMSQ([.E30:.E36])+6000*VAR([.D30:.D36]))/6999)" office:value-type="float" office:value="0.0425828927802796" calcext:value-type="float" table:number-columns-spanned="2" table:number-rows-spanned="1">
            <text:p>0,0425828927802796</text:p>
          </table:table-cell>
          <table:covered-table-cell table:style-name="Default"/>
          <table:table-cell table:style-name="ce24" table:formula="of:=SQRT((999*SUMSQ([.G30:.G36])+6000*VAR([.F30:.F36]))/6999)" office:value-type="float" office:value="0.0434419111085713" calcext:value-type="float" table:number-columns-spanned="2" table:number-rows-spanned="1">
            <text:p>0,0434419111085713</text:p>
          </table:table-cell>
          <table:covered-table-cell table:style-name="Default"/>
          <table:table-cell table:style-name="ce24" table:formula="of:=SQRT((999*SUMSQ([.I30:.I36])+6000*VAR([.H30:.H36]))/6999)" office:value-type="float" office:value="0.0434451966288308" calcext:value-type="float" table:number-columns-spanned="2" table:number-rows-spanned="1">
            <text:p>0,0434451966288308</text:p>
          </table:table-cell>
          <table:covered-table-cell/>
          <table:table-cell table:style-name="ce24" table:formula="of:=SQRT((999*SUMSQ([.K30:.K36])+6000*VAR([.J30:.J36]))/6999)" office:value-type="float" office:value="0.0430247538873131" calcext:value-type="float" table:number-columns-spanned="2" table:number-rows-spanned="1">
            <text:p>0,0430247538873131</text:p>
          </table:table-cell>
          <table:covered-table-cell/>
          <table:table-cell table:style-name="ce24" table:formula="of:=SQRT((999*SUMSQ([.M30:.M36])+6000*VAR([.L30:.L36]))/6999)" office:value-type="float" office:value="0.0437492213249808" calcext:value-type="float" table:number-columns-spanned="2" table:number-rows-spanned="1">
            <text:p>0,0437492213249808</text:p>
          </table:table-cell>
          <table:covered-table-cell/>
        </table:table-row>
      </table:table>
      <table:table table:name="perf-2" table:style-name="ta1">
        <table:shapes>
          <draw:frame draw:z-index="0" draw:style-name="gr1" draw:text-style-name="P1" svg:width="15.997cm" svg:height="9.004cm" svg:x="31.663cm" svg:y="0.478cm">
            <draw:object draw:notify-on-update-of-ranges="'perf-2'.B3:'perf-2'.B3 'perf-2'.D3:'perf-2'.D3 'perf-2'.F3:'perf-2'.F3 'perf-2'.H3:'perf-2'.H3 'perf-2'.J3:'perf-2'.J3 'perf-2'.L3:'perf-2'.L3  'perf-2'.B11:'perf-2'.B11 'perf-2'.D11:'perf-2'.D11 'perf-2'.F11:'perf-2'.F11 'perf-2'.H11:'perf-2'.H11 'perf-2'.J11:'perf-2'.J11 'perf-2'.L11:'perf-2'.L11 'perf-2'.B12:'perf-2'.B12 'perf-2'.D12:'perf-2'.D12 'perf-2'.F12:'perf-2'.F12 'perf-2'.H12:'perf-2'.H12 'perf-2'.J12:'perf-2'.J12 'perf-2'.L12:'perf-2'.L12 'perf-2'.B12:'perf-2'.B12 'perf-2'.D12:'perf-2'.D12 'perf-2'.F12:'perf-2'.F12 'perf-2'.H12:'perf-2'.H12 'perf-2'.J12:'perf-2'.J12 'perf-2'.L12:'perf-2'.L12  'perf-2'.B24:'perf-2'.B24 'perf-2'.D24:'perf-2'.D24 'perf-2'.F24:'perf-2'.F24 'perf-2'.H24:'perf-2'.H24 'perf-2'.J24:'perf-2'.J24 'perf-2'.L24:'perf-2'.L24 'perf-2'.B25:'perf-2'.B25 'perf-2'.D25:'perf-2'.D25 'perf-2'.F25:'perf-2'.F25 'perf-2'.H25:'perf-2'.H25 'perf-2'.J25:'perf-2'.J25 'perf-2'.L25:'perf-2'.L25 'perf-2'.B25:'perf-2'.B25 'perf-2'.D25:'perf-2'.D25 'perf-2'.F25:'perf-2'.F25 'perf-2'.H25:'perf-2'.H25 'perf-2'.J25:'perf-2'.J25 'perf-2'.L25:'perf-2'.L25  'perf-2'.B37:'perf-2'.B37 'perf-2'.D37:'perf-2'.D37 'perf-2'.F37:'perf-2'.F37 'perf-2'.H37:'perf-2'.H37 'perf-2'.J37:'perf-2'.J37 'perf-2'.L37:'perf-2'.L37 'perf-2'.B38:'perf-2'.B38 'perf-2'.D38:'perf-2'.D38 'perf-2'.F38:'perf-2'.F38 'perf-2'.H38:'perf-2'.H38 'perf-2'.J38:'perf-2'.J38 'perf-2'.L38:'perf-2'.L38 'perf-2'.B38:'perf-2'.B38 'perf-2'.D38:'perf-2'.D38 'perf-2'.F38:'perf-2'.F38 'perf-2'.H38:'perf-2'.H38 'perf-2'.J38:'perf-2'.J38 'perf-2'.L38:'perf-2'.L3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4"/>
        <table:table-column table:style-name="co1" table:number-columns-repeated="7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3" office:value-type="float" office:value="0.8" calcext:value-type="float">
            <text:p>0,8</text:p>
          </table:table-cell>
          <table:table-cell table:style-name="ce6" office:value-type="float" office:value="0.056" calcext:value-type="float">
            <text:p>0,056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046" calcext:value-type="float">
            <text:p>0,046</text:p>
          </table:table-cell>
          <table:table-cell table:style-name="ce6" office:value-type="float" office:value="0.818" calcext:value-type="float">
            <text:p>0,818</text:p>
          </table:table-cell>
          <table:table-cell table:style-name="ce6" office:value-type="float" office:value="0.047" calcext:value-type="float">
            <text:p>0,047</text:p>
          </table:table-cell>
          <table:table-cell table:style-name="ce6" office:value-type="float" office:value="0.824" calcext:value-type="float">
            <text:p>0,824</text:p>
          </table:table-cell>
          <table:table-cell table:style-name="ce6" office:value-type="float" office:value="0.048" calcext:value-type="float">
            <text:p>0,048</text:p>
          </table:table-cell>
          <table:table-cell table:style-name="ce6" office:value-type="float" office:value="0.829" calcext:value-type="float">
            <text:p>0,829</text:p>
          </table:table-cell>
          <table:table-cell table:style-name="ce6" office:value-type="float" office:value="0.047" calcext:value-type="float">
            <text:p>0,047</text:p>
          </table:table-cell>
          <table:table-cell table:style-name="ce6" office:value-type="float" office:value="0.833" calcext:value-type="float">
            <text:p>0,833</text:p>
          </table:table-cell>
          <table:table-cell table:style-name="ce6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02" calcext:value-type="float">
            <text:p>0,802</text:p>
          </table:table-cell>
          <table:table-cell office:value-type="float" office:value="0.058" calcext:value-type="float">
            <text:p>0,058</text:p>
          </table:table-cell>
          <table:table-cell office:value-type="float" office:value="0.806" calcext:value-type="float">
            <text:p>0,806</text:p>
          </table:table-cell>
          <table:table-cell office:value-type="float" office:value="0.047" calcext:value-type="float">
            <text:p>0,047</text:p>
          </table:table-cell>
          <table:table-cell office:value-type="float" office:value="0.82" calcext:value-type="float">
            <text:p>0,82</text:p>
          </table:table-cell>
          <table:table-cell office:value-type="float" office:value="0.05" calcext:value-type="float">
            <text:p>0,05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83" calcext:value-type="float">
            <text:p>0,83</text:p>
          </table:table-cell>
          <table:table-cell table:style-name="ce7" office:value-type="float" office:value="0.046" calcext:value-type="float">
            <text:p>0,046</text:p>
          </table:table-cell>
          <table:table-cell office:value-type="float" office:value="0.832" calcext:value-type="float">
            <text:p>0,832</text:p>
          </table:table-cell>
          <table:table-cell table:style-name="ce7" office:value-type="float" office:value="0.047" calcext:value-type="float">
            <text:p>0,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05" calcext:value-type="float">
            <text:p>0,805</text:p>
          </table:table-cell>
          <table:table-cell office:value-type="float" office:value="0.061" calcext:value-type="float">
            <text:p>0,061</text:p>
          </table:table-cell>
          <table:table-cell office:value-type="float" office:value="0.808" calcext:value-type="float">
            <text:p>0,808</text:p>
          </table:table-cell>
          <table:table-cell office:value-type="float" office:value="0.045" calcext:value-type="float">
            <text:p>0,045</text:p>
          </table:table-cell>
          <table:table-cell office:value-type="float" office:value="0.819" calcext:value-type="float">
            <text:p>0,819</text:p>
          </table:table-cell>
          <table:table-cell office:value-type="float" office:value="0.048" calcext:value-type="float">
            <text:p>0,048</text:p>
          </table:table-cell>
          <table:table-cell office:value-type="float" office:value="0.827" calcext:value-type="float">
            <text:p>0,827</text:p>
          </table:table-cell>
          <table:table-cell table:style-name="ce7" office:value-type="float" office:value="0.047" calcext:value-type="float">
            <text:p>0,047</text:p>
          </table:table-cell>
          <table:table-cell office:value-type="float" office:value="0.828" calcext:value-type="float">
            <text:p>0,828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1" calcext:value-type="float">
            <text:p>0,801</text:p>
          </table:table-cell>
          <table:table-cell office:value-type="float" office:value="0.058" calcext:value-type="float">
            <text:p>0,058</text:p>
          </table:table-cell>
          <table:table-cell office:value-type="float" office:value="0.807" calcext:value-type="float">
            <text:p>0,807</text:p>
          </table:table-cell>
          <table:table-cell office:value-type="float" office:value="0.046" calcext:value-type="float">
            <text:p>0,046</text:p>
          </table:table-cell>
          <table:table-cell office:value-type="float" office:value="0.817" calcext:value-type="float">
            <text:p>0,817</text:p>
          </table:table-cell>
          <table:table-cell office:value-type="float" office:value="0.045" calcext:value-type="float">
            <text:p>0,045</text:p>
          </table:table-cell>
          <table:table-cell office:value-type="float" office:value="0.826" calcext:value-type="float">
            <text:p>0,826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829" calcext:value-type="float">
            <text:p>0,82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32" calcext:value-type="float">
            <text:p>0,832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2" calcext:value-type="float">
            <text:p>0,802</text:p>
          </table:table-cell>
          <table:table-cell office:value-type="float" office:value="0.056" calcext:value-type="float">
            <text:p>0,056</text:p>
          </table:table-cell>
          <table:table-cell office:value-type="float" office:value="0.809" calcext:value-type="float">
            <text:p>0,809</text:p>
          </table:table-cell>
          <table:table-cell office:value-type="float" office:value="0.047" calcext:value-type="float">
            <text:p>0,047</text:p>
          </table:table-cell>
          <table:table-cell office:value-type="float" office:value="0.818" calcext:value-type="float">
            <text:p>0,818</text:p>
          </table:table-cell>
          <table:table-cell office:value-type="float" office:value="0.042" calcext:value-type="float">
            <text:p>0,042</text:p>
          </table:table-cell>
          <table:table-cell office:value-type="float" office:value="0.823" calcext:value-type="float">
            <text:p>0,823</text:p>
          </table:table-cell>
          <table:table-cell table:style-name="ce7" office:value-type="float" office:value="0.046" calcext:value-type="float">
            <text:p>0,046</text:p>
          </table:table-cell>
          <table:table-cell office:value-type="float" office:value="0.831" calcext:value-type="float">
            <text:p>0,831</text:p>
          </table:table-cell>
          <table:table-cell table:style-name="ce7" office:value-type="float" office:value="0.048" calcext:value-type="float">
            <text:p>0,048</text:p>
          </table:table-cell>
          <table:table-cell office:value-type="float" office:value="0.835" calcext:value-type="float">
            <text:p>0,835</text:p>
          </table:table-cell>
          <table:table-cell table:style-name="ce7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,8</text:p>
          </table:table-cell>
          <table:table-cell office:value-type="float" office:value="0.056" calcext:value-type="float">
            <text:p>0,056</text:p>
          </table:table-cell>
          <table:table-cell office:value-type="float" office:value="0.807" calcext:value-type="float">
            <text:p>0,807</text:p>
          </table:table-cell>
          <table:table-cell office:value-type="float" office:value="0.046" calcext:value-type="float">
            <text:p>0,046</text:p>
          </table:table-cell>
          <table:table-cell office:value-type="float" office:value="0.817" calcext:value-type="float">
            <text:p>0,817</text:p>
          </table:table-cell>
          <table:table-cell office:value-type="float" office:value="0.047" calcext:value-type="float">
            <text:p>0,047</text:p>
          </table:table-cell>
          <table:table-cell office:value-type="float" office:value="0.825" calcext:value-type="float">
            <text:p>0,825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3" calcext:value-type="float">
            <text:p>0,83</text:p>
          </table:table-cell>
          <table:table-cell table:style-name="ce7" office:value-type="float" office:value="0.045" calcext:value-type="float">
            <text:p>0,045</text:p>
          </table:table-cell>
          <table:table-cell office:value-type="float" office:value="0.832" calcext:value-type="float">
            <text:p>0,832</text:p>
          </table:table-cell>
          <table:table-cell table:style-name="ce7" office:value-type="float" office:value="0.042" calcext:value-type="float">
            <text:p>0,042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0.055" calcext:value-type="float">
            <text:p>0,055</text:p>
          </table:table-cell>
          <table:table-cell table:style-name="ce8" office:value-type="float" office:value="0.807" calcext:value-type="float">
            <text:p>0,807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818" calcext:value-type="float">
            <text:p>0,818</text:p>
          </table:table-cell>
          <table:table-cell table:style-name="ce8" office:value-type="float" office:value="0.045" calcext:value-type="float">
            <text:p>0,045</text:p>
          </table:table-cell>
          <table:table-cell table:style-name="ce8" office:value-type="float" office:value="0.824" calcext:value-type="float">
            <text:p>0,824</text:p>
          </table:table-cell>
          <table:table-cell table:style-name="ce8" office:value-type="float" office:value="0.045" calcext:value-type="float">
            <text:p>0,045</text:p>
          </table:table-cell>
          <table:table-cell table:style-name="ce8" office:value-type="float" office:value="0.829" calcext:value-type="float">
            <text:p>0,829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832" calcext:value-type="float">
            <text:p>0,832</text:p>
          </table:table-cell>
          <table:table-cell table:style-name="ce8" office:value-type="float" office:value="0.042" calcext:value-type="float">
            <text:p>0,042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3" table:formula="of:=AVERAGE([.B4:.B10])" office:value-type="float" office:value="0.801428571428571" calcext:value-type="float" table:number-columns-spanned="2" table:number-rows-spanned="1">
            <text:p>0,801428571428571</text:p>
          </table:table-cell>
          <table:covered-table-cell table:style-name="Default"/>
          <table:table-cell table:style-name="ce6" table:formula="of:=AVERAGE([.D4:.D10])" office:value-type="float" office:value="0.807142857142857" calcext:value-type="float" table:number-columns-spanned="2" table:number-rows-spanned="1">
            <text:p>0,807142857142857</text:p>
          </table:table-cell>
          <table:covered-table-cell table:style-name="Default"/>
          <table:table-cell table:style-name="ce6" table:formula="of:=AVERAGE([.F4:.F10])" office:value-type="float" office:value="0.818142857142857" calcext:value-type="float" table:number-columns-spanned="2" table:number-rows-spanned="1">
            <text:p>0,818142857142857</text:p>
          </table:table-cell>
          <table:covered-table-cell table:style-name="Default"/>
          <table:table-cell table:style-name="ce6" table:formula="of:=AVERAGE([.H4:.H10])" office:value-type="float" office:value="0.824857142857143" calcext:value-type="float" table:number-columns-spanned="2" table:number-rows-spanned="1">
            <text:p>0,824857142857143</text:p>
          </table:table-cell>
          <table:covered-table-cell/>
          <table:table-cell table:style-name="ce6" table:formula="of:=AVERAGE([.J4:.J10])" office:value-type="float" office:value="0.829428571428571" calcext:value-type="float" table:number-columns-spanned="2" table:number-rows-spanned="1">
            <text:p>0,829428571428571</text:p>
          </table:table-cell>
          <table:covered-table-cell/>
          <table:table-cell table:style-name="ce6" table:formula="of:=AVERAGE([.L4:.L10])" office:value-type="float" office:value="0.832857142857143" calcext:value-type="float" table:number-columns-spanned="2" table:number-rows-spanned="1">
            <text:p>0,832857142857143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4:.C10])+6000*VAR([.B4:.B10]))/6999)" office:value-type="float" office:value="0.0571740465062704" calcext:value-type="float" table:number-columns-spanned="2" table:number-rows-spanned="1">
            <text:p>0,0571740465062704</text:p>
          </table:table-cell>
          <table:covered-table-cell table:style-name="Default"/>
          <table:table-cell table:style-name="ce24" table:formula="of:=SQRT((999*SUMSQ([.E4:.E10])+6000*VAR([.D4:.D10]))/6999)" office:value-type="float" office:value="0.0458588411419341" calcext:value-type="float" table:number-columns-spanned="2" table:number-rows-spanned="1">
            <text:p>0,0458588411419341</text:p>
          </table:table-cell>
          <table:covered-table-cell table:style-name="Default"/>
          <table:table-cell table:style-name="ce24" table:formula="of:=SQRT((999*SUMSQ([.G4:.G10])+6000*VAR([.F4:.F10]))/6999)" office:value-type="float" office:value="0.0463372239768773" calcext:value-type="float" table:number-columns-spanned="2" table:number-rows-spanned="1">
            <text:p>0,0463372239768773</text:p>
          </table:table-cell>
          <table:covered-table-cell table:style-name="Default"/>
          <table:table-cell table:style-name="ce24" table:formula="of:=SQRT((999*SUMSQ([.I4:.I10])+6000*VAR([.H4:.H10]))/6999)" office:value-type="float" office:value="0.0457294970916107" calcext:value-type="float" table:number-columns-spanned="2" table:number-rows-spanned="1">
            <text:p>0,0457294970916107</text:p>
          </table:table-cell>
          <table:covered-table-cell/>
          <table:table-cell table:style-name="ce24" table:formula="of:=SQRT((999*SUMSQ([.K4:.K10])+6000*VAR([.J4:.J10]))/6999)" office:value-type="float" office:value="0.0453059313574006" calcext:value-type="float" table:number-columns-spanned="2" table:number-rows-spanned="1">
            <text:p>0,0453059313574006</text:p>
          </table:table-cell>
          <table:covered-table-cell/>
          <table:table-cell table:style-name="ce24" table:formula="of:=SQRT((999*SUMSQ([.M4:.M10])+6000*VAR([.L4:.L10]))/6999)" office:value-type="float" office:value="0.0444778988878532" calcext:value-type="float" table:number-columns-spanned="2" table:number-rows-spanned="1">
            <text:p>0,0444778988878532</text:p>
          </table:table-cell>
          <table:covered-table-cell/>
        </table:table-row>
        <table:table-row table:style-name="ro1"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3" office:value-type="float" office:value="0.811" calcext:value-type="float">
            <text:p>0,811</text:p>
          </table:table-cell>
          <table:table-cell table:style-name="ce6" office:value-type="float" office:value="0.031" calcext:value-type="float">
            <text:p>0,031</text:p>
          </table:table-cell>
          <table:table-cell table:style-name="ce6" office:value-type="float" office:value="0.806" calcext:value-type="float">
            <text:p>0,806</text:p>
          </table:table-cell>
          <table:table-cell table:style-name="ce6" office:value-type="float" office:value="0.046" calcext:value-type="float">
            <text:p>0,046</text:p>
          </table:table-cell>
          <table:table-cell table:style-name="ce6" office:value-type="float" office:value="0.789" calcext:value-type="float">
            <text:p>0,789</text:p>
          </table:table-cell>
          <table:table-cell table:style-name="ce6" office:value-type="float" office:value="0.045" calcext:value-type="float">
            <text:p>0,045</text:p>
          </table:table-cell>
          <table:table-cell table:style-name="ce6" office:value-type="float" office:value="0.82" calcext:value-type="float">
            <text:p>0,82</text:p>
          </table:table-cell>
          <table:table-cell table:style-name="ce6" office:value-type="float" office:value="0.036" calcext:value-type="float">
            <text:p>0,036</text:p>
          </table:table-cell>
          <table:table-cell table:style-name="ce6" office:value-type="float" office:value="0.789" calcext:value-type="float">
            <text:p>0,789</text:p>
          </table:table-cell>
          <table:table-cell table:style-name="ce6" office:value-type="float" office:value="0.042" calcext:value-type="float">
            <text:p>0,042</text:p>
          </table:table-cell>
          <table:table-cell table:style-name="ce6" office:value-type="float" office:value="0.838" calcext:value-type="float">
            <text:p>0,838</text:p>
          </table:table-cell>
          <table:table-cell table:style-name="ce6" office:value-type="float" office:value="0.031" calcext:value-type="float">
            <text:p>0,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9" calcext:value-type="float">
            <text:p>0,049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1" calcext:value-type="float">
            <text:p>0,041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822" calcext:value-type="float">
            <text:p>0,822</text:p>
          </table:table-cell>
          <table:table-cell table:style-name="ce7" office:value-type="float" office:value="0.036" calcext:value-type="float">
            <text:p>0,036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2" calcext:value-type="float">
            <text:p>0,042</text:p>
          </table:table-cell>
          <table:table-cell office:value-type="float" office:value="0.791" calcext:value-type="float">
            <text:p>0,791</text:p>
          </table:table-cell>
          <table:table-cell table:style-name="ce7" office:value-type="float" office:value="0.042" calcext:value-type="float">
            <text:p>0,0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4" calcext:value-type="float">
            <text:p>0,794</text:p>
          </table:table-cell>
          <table:table-cell office:value-type="float" office:value="0.048" calcext:value-type="float">
            <text:p>0,048</text:p>
          </table:table-cell>
          <table:table-cell office:value-type="float" office:value="0.81" calcext:value-type="float">
            <text:p>0,81</text:p>
          </table:table-cell>
          <table:table-cell office:value-type="float" office:value="0.037" calcext:value-type="float">
            <text:p>0,037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39" calcext:value-type="float">
            <text:p>0,039</text:p>
          </table:table-cell>
          <table:table-cell office:value-type="float" office:value="0.813" calcext:value-type="float">
            <text:p>0,813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812" calcext:value-type="float">
            <text:p>0,812</text:p>
          </table:table-cell>
          <table:table-cell table:style-name="ce7"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6" calcext:value-type="float">
            <text:p>0,796</text:p>
          </table:table-cell>
          <table:table-cell office:value-type="float" office:value="0.048" calcext:value-type="float">
            <text:p>0,048</text:p>
          </table:table-cell>
          <table:table-cell office:value-type="float" office:value="0.796" calcext:value-type="float">
            <text:p>0,796</text:p>
          </table:table-cell>
          <table:table-cell office:value-type="float" office:value="0.045" calcext:value-type="float">
            <text:p>0,045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2" calcext:value-type="float">
            <text:p>0,042</text:p>
          </table:table-cell>
          <table:table-cell office:value-type="float" office:value="0.8" calcext:value-type="float">
            <text:p>0,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829" calcext:value-type="float">
            <text:p>0,829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834" calcext:value-type="float">
            <text:p>0,834</text:p>
          </table:table-cell>
          <table:table-cell table:style-name="ce7" office:value-type="float" office:value="0.022" calcext:value-type="float">
            <text:p>0,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9" calcext:value-type="float">
            <text:p>0,049</text:p>
          </table:table-cell>
          <table:table-cell office:value-type="float" office:value="0.783" calcext:value-type="float">
            <text:p>0,783</text:p>
          </table:table-cell>
          <table:table-cell office:value-type="float" office:value="0.041" calcext:value-type="float">
            <text:p>0,041</text:p>
          </table:table-cell>
          <table:table-cell office:value-type="float" office:value="0.798" calcext:value-type="float">
            <text:p>0,798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5" calcext:value-type="float">
            <text:p>0,795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4" calcext:value-type="float">
            <text:p>0,794</text:p>
          </table:table-cell>
          <table:table-cell table:style-name="ce7" office:value-type="float" office:value="0.041" calcext:value-type="float">
            <text:p>0,041</text:p>
          </table:table-cell>
          <table:table-cell office:value-type="float" office:value="0.819" calcext:value-type="float">
            <text:p>0,819</text:p>
          </table:table-cell>
          <table:table-cell table:style-name="ce7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4" calcext:value-type="float">
            <text:p>0,794</text:p>
          </table:table-cell>
          <table:table-cell office:value-type="float" office:value="0.048" calcext:value-type="float">
            <text:p>0,048</text:p>
          </table:table-cell>
          <table:table-cell office:value-type="float" office:value="0.804" calcext:value-type="float">
            <text:p>0,804</text:p>
          </table:table-cell>
          <table:table-cell office:value-type="float" office:value="0.042" calcext:value-type="float">
            <text:p>0,042</text:p>
          </table:table-cell>
          <table:table-cell office:value-type="float" office:value="0.807" calcext:value-type="float">
            <text:p>0,807</text:p>
          </table:table-cell>
          <table:table-cell office:value-type="float" office:value="0.042" calcext:value-type="float">
            <text:p>0,042</text:p>
          </table:table-cell>
          <table:table-cell office:value-type="float" office:value="0.802" calcext:value-type="float">
            <text:p>0,802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828" calcext:value-type="float">
            <text:p>0,828</text:p>
          </table:table-cell>
          <table:table-cell table:style-name="ce7" office:value-type="float" office:value="0.03" calcext:value-type="float">
            <text:p>0,03</text:p>
          </table:table-cell>
          <table:table-cell office:value-type="float" office:value="0.81" calcext:value-type="float">
            <text:p>0,81</text:p>
          </table:table-cell>
          <table:table-cell table:style-name="ce7" office:value-type="float" office:value="0.04" calcext:value-type="float">
            <text:p>0,04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95" calcext:value-type="float">
            <text:p>0,795</text:p>
          </table:table-cell>
          <table:table-cell table:style-name="ce8" office:value-type="float" office:value="0.042" calcext:value-type="float">
            <text:p>0,042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812" calcext:value-type="float">
            <text:p>0,812</text:p>
          </table:table-cell>
          <table:table-cell table:style-name="ce8" office:value-type="float" office:value="0.038" calcext:value-type="float">
            <text:p>0,038</text:p>
          </table:table-cell>
          <table:table-cell table:style-name="ce8" office:value-type="float" office:value="0.793" calcext:value-type="float">
            <text:p>0,793</text:p>
          </table:table-cell>
          <table:table-cell table:style-name="ce8" office:value-type="float" office:value="0.042" calcext:value-type="float">
            <text:p>0,042</text:p>
          </table:table-cell>
          <table:table-cell table:style-name="ce8" office:value-type="float" office:value="0.784" calcext:value-type="float">
            <text:p>0,784</text:p>
          </table:table-cell>
          <table:table-cell table:style-name="ce8" office:value-type="float" office:value="0.039" calcext:value-type="float">
            <text:p>0,039</text:p>
          </table:table-cell>
          <table:table-cell table:style-name="ce8" office:value-type="float" office:value="0.786" calcext:value-type="float">
            <text:p>0,786</text:p>
          </table:table-cell>
          <table:table-cell table:style-name="ce8" office:value-type="float" office:value="0.041" calcext:value-type="float">
            <text:p>0,041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3" table:formula="of:=AVERAGE([.B17:.B23])" office:value-type="float" office:value="0.796571428571429" calcext:value-type="float" table:number-columns-spanned="2" table:number-rows-spanned="1">
            <text:p>0,796571428571429</text:p>
          </table:table-cell>
          <table:covered-table-cell table:style-name="Default"/>
          <table:table-cell table:style-name="ce6" table:formula="of:=AVERAGE([.D17:.D23])" office:value-type="float" office:value="0.796714285714286" calcext:value-type="float" table:number-columns-spanned="2" table:number-rows-spanned="1">
            <text:p>0,796714285714286</text:p>
          </table:table-cell>
          <table:covered-table-cell table:style-name="Default"/>
          <table:table-cell table:style-name="ce6" table:formula="of:=AVERAGE([.F17:.F23])" office:value-type="float" office:value="0.796857142857143" calcext:value-type="float" table:number-columns-spanned="2" table:number-rows-spanned="1">
            <text:p>0,796857142857143</text:p>
          </table:table-cell>
          <table:covered-table-cell table:style-name="Default"/>
          <table:table-cell table:style-name="ce6" table:formula="of:=AVERAGE([.H17:.H23])" office:value-type="float" office:value="0.803" calcext:value-type="float" table:number-columns-spanned="2" table:number-rows-spanned="1">
            <text:p>0,803</text:p>
          </table:table-cell>
          <table:covered-table-cell/>
          <table:table-cell table:style-name="ce6" table:formula="of:=AVERAGE([.J17:.J23])" office:value-type="float" office:value="0.803714285714286" calcext:value-type="float" table:number-columns-spanned="2" table:number-rows-spanned="1">
            <text:p>0,803714285714286</text:p>
          </table:table-cell>
          <table:covered-table-cell/>
          <table:table-cell table:style-name="ce6" table:formula="of:=AVERAGE([.L17:.L23])" office:value-type="float" office:value="0.812857142857143" calcext:value-type="float" table:number-columns-spanned="2" table:number-rows-spanned="1">
            <text:p>0,812857142857143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17:.C23])+6000*VAR([.B17:.B23]))/6999)" office:value-type="float" office:value="0.0457889130533846" calcext:value-type="float" table:number-columns-spanned="2" table:number-rows-spanned="1">
            <text:p>0,0457889130533846</text:p>
          </table:table-cell>
          <table:covered-table-cell table:style-name="Default"/>
          <table:table-cell table:style-name="ce24" table:formula="of:=SQRT((999*SUMSQ([.E17:.E23])+6000*VAR([.D17:.D23]))/6999)" office:value-type="float" office:value="0.0433997039254703" calcext:value-type="float" table:number-columns-spanned="2" table:number-rows-spanned="1">
            <text:p>0,0433997039254703</text:p>
          </table:table-cell>
          <table:covered-table-cell table:style-name="Default"/>
          <table:table-cell table:style-name="ce24" table:formula="of:=SQRT((999*SUMSQ([.G17:.G23])+6000*VAR([.F17:.F23]))/6999)" office:value-type="float" office:value="0.0436167637578192" calcext:value-type="float" table:number-columns-spanned="2" table:number-rows-spanned="1">
            <text:p>0,0436167637578192</text:p>
          </table:table-cell>
          <table:covered-table-cell table:style-name="Default"/>
          <table:table-cell table:style-name="ce24" table:formula="of:=SQRT((999*SUMSQ([.I17:.I23])+6000*VAR([.H17:.H23]))/6999)" office:value-type="float" office:value="0.0424402153823162" calcext:value-type="float" table:number-columns-spanned="2" table:number-rows-spanned="1">
            <text:p>0,0424402153823162</text:p>
          </table:table-cell>
          <table:covered-table-cell/>
          <table:table-cell table:style-name="ce24" table:formula="of:=SQRT((999*SUMSQ([.K17:.K23])+6000*VAR([.J17:.J23]))/6999)" office:value-type="float" office:value="0.042429521117278" calcext:value-type="float" table:number-columns-spanned="2" table:number-rows-spanned="1">
            <text:p>0,042429521117278</text:p>
          </table:table-cell>
          <table:covered-table-cell/>
          <table:table-cell table:style-name="ce24" table:formula="of:=SQRT((999*SUMSQ([.M17:.M23])+6000*VAR([.L17:.L23]))/6999)" office:value-type="float" office:value="0.0426116665731435" calcext:value-type="float" table:number-columns-spanned="2" table:number-rows-spanned="1">
            <text:p>0,0426116665731435</text:p>
          </table:table-cell>
          <table:covered-table-cell/>
        </table:table-row>
        <table:table-row table:style-name="ro1">
          <table:table-cell table:style-name="ce20" table:number-columns-repeated="7"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1"/>
          <table:table-cell table:style-name="ce9" office:value-type="string" calcext:value-type="string" table:number-columns-spanned="12" table:number-rows-spanned="1">
            <text:p>State-Choosing Algorithm</text:p>
          </table:table-cell>
          <table:covered-table-cell table:number-columns-repeated="5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table-cell table:style-name="ce9" office:value-type="string" calcext:value-type="string" table:number-columns-spanned="1" table:number-rows-spanned="2">
            <text:p>Robot</text:p>
          </table:table-cell>
          <table:table-cell table:style-name="ce21" table:number-columns-spanned="2" table:number-rows-spanned="1"/>
          <table:covered-table-cell table:style-name="ce25"/>
          <table:table-cell table:style-name="ce9" office:value-type="string" calcext:value-type="string" table:number-columns-spanned="10" table:number-rows-spanned="1">
            <text:p>LD-DFS</text:p>
          </table:table-cell>
          <table:covered-table-cell table:number-columns-repeated="3" table:style-name="ce9"/>
          <table:covered-table-cell table:style-name="Default"/>
          <table:covered-table-cell/>
          <table:covered-table-cell table:style-name="Default"/>
          <table:covered-table-cell/>
          <table:covered-table-cell table:style-name="Default"/>
          <table:covered-table-cell/>
        </table:table-row>
        <table:table-row table:style-name="ro1">
          <table:covered-table-cell table:style-name="ce9"/>
          <table:table-cell table:style-name="ce22" office:value-type="string" calcext:value-type="string" table:number-columns-spanned="2" table:number-rows-spanned="1">
            <text:p>Greedy</text:p>
          </table:table-cell>
          <table:covered-table-cell table:style-name="ce26"/>
          <table:table-cell table:style-name="ce9" office:value-type="string" calcext:value-type="string" table:number-columns-spanned="2" table:number-rows-spanned="1">
            <text:p>g = 2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5</text:p>
          </table:table-cell>
          <table:covered-table-cell table:style-name="Default"/>
          <table:table-cell table:style-name="ce9" office:value-type="string" calcext:value-type="string" table:number-columns-spanned="2" table:number-rows-spanned="1">
            <text:p>g = 10</text:p>
          </table:table-cell>
          <table:covered-table-cell/>
          <table:table-cell table:style-name="ce9" office:value-type="string" calcext:value-type="string" table:number-columns-spanned="2" table:number-rows-spanned="1">
            <text:p>g = 20</text:p>
          </table:table-cell>
          <table:covered-table-cell/>
          <table:table-cell table:style-name="ce9" office:value-type="string" calcext:value-type="string" table:number-columns-spanned="2" table:number-rows-spanned="1">
            <text:p>g = 50</text:p>
          </table:table-cell>
          <table:covered-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3" office:value-type="float" office:value="0.79" calcext:value-type="float">
            <text:p>0,79</text:p>
          </table:table-cell>
          <table:table-cell table:style-name="ce6" office:value-type="float" office:value="0.045" calcext:value-type="float">
            <text:p>0,045</text:p>
          </table:table-cell>
          <table:table-cell table:style-name="ce6" office:value-type="float" office:value="0.788" calcext:value-type="float">
            <text:p>0,788</text:p>
          </table:table-cell>
          <table:table-cell table:style-name="ce6" office:value-type="float" office:value="0.044" calcext:value-type="float">
            <text:p>0,044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92" calcext:value-type="float">
            <text:p>0,792</text:p>
          </table:table-cell>
          <table:table-cell table:style-name="ce6" office:value-type="float" office:value="0.045" calcext:value-type="float">
            <text:p>0,045</text:p>
          </table:table-cell>
          <table:table-cell table:style-name="ce6" office:value-type="float" office:value="0.786" calcext:value-type="float">
            <text:p>0,786</text:p>
          </table:table-cell>
          <table:table-cell table:style-name="ce6" office:value-type="float" office:value="0.043" calcext:value-type="float">
            <text:p>0,043</text:p>
          </table:table-cell>
          <table:table-cell table:style-name="ce6" office:value-type="float" office:value="0.79" calcext:value-type="float">
            <text:p>0,79</text:p>
          </table:table-cell>
          <table:table-cell table:style-name="ce6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9" calcext:value-type="float">
            <text:p>0,79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7" calcext:value-type="float">
            <text:p>0,787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2" calcext:value-type="float">
            <text:p>0,042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" calcext:value-type="float">
            <text:p>0,79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office:value-type="float" office:value="0.043" calcext:value-type="float">
            <text:p>0,043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4" calcext:value-type="float">
            <text:p>0,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5" calcext:value-type="float">
            <text:p>0,045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8" calcext:value-type="float">
            <text:p>0,788</text:p>
          </table:table-cell>
          <table:table-cell office:value-type="float" office:value="0.044" calcext:value-type="float">
            <text:p>0,044</text:p>
          </table:table-cell>
          <table:table-cell office:value-type="float" office:value="0.788" calcext:value-type="float">
            <text:p>0,788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1" calcext:value-type="float">
            <text:p>0,791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3" calcext:value-type="float">
            <text:p>0,793</text:p>
          </table:table-cell>
          <table:table-cell office:value-type="float" office:value="0.043" calcext:value-type="float">
            <text:p>0,043</text:p>
          </table:table-cell>
          <table:table-cell office:value-type="float" office:value="0.791" calcext:value-type="float">
            <text:p>0,791</text:p>
          </table:table-cell>
          <table:table-cell office:value-type="float" office:value="0.044" calcext:value-type="float">
            <text:p>0,044</text:p>
          </table:table-cell>
          <table:table-cell office:value-type="float" office:value="0.791" calcext:value-type="float">
            <text:p>0,791</text:p>
          </table:table-cell>
          <table:table-cell table:style-name="ce7" office:value-type="float" office:value="0.043" calcext:value-type="float">
            <text:p>0,043</text:p>
          </table:table-cell>
          <table:table-cell office:value-type="float" office:value="0.79" calcext:value-type="float">
            <text:p>0,79</text:p>
          </table:table-cell>
          <table:table-cell table:style-name="ce7" office:value-type="float" office:value="0.044" calcext:value-type="float">
            <text:p>0,044</text:p>
          </table:table-cell>
          <table:table-cell office:value-type="float" office:value="0.789" calcext:value-type="float">
            <text:p>0,789</text:p>
          </table:table-cell>
          <table:table-cell table:style-name="ce7" office:value-type="float" office:value="0.043" calcext:value-type="float">
            <text:p>0,043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8" office:value-type="float" office:value="0.788" calcext:value-type="float">
            <text:p>0,788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89" calcext:value-type="float">
            <text:p>0,789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88" calcext:value-type="float">
            <text:p>0,788</text:p>
          </table:table-cell>
          <table:table-cell table:style-name="ce8" office:value-type="float" office:value="0.044" calcext:value-type="float">
            <text:p>0,044</text:p>
          </table:table-cell>
          <table:table-cell table:style-name="ce8" office:value-type="float" office:value="0.791" calcext:value-type="float">
            <text:p>0,791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88" calcext:value-type="float">
            <text:p>0,788</text:p>
          </table:table-cell>
          <table:table-cell table:style-name="ce8" office:value-type="float" office:value="0.043" calcext:value-type="float">
            <text:p>0,043</text:p>
          </table:table-cell>
          <table:table-cell table:style-name="ce8" office:value-type="float" office:value="0.792" calcext:value-type="float">
            <text:p>0,792</text:p>
          </table:table-cell>
          <table:table-cell table:style-name="ce8" office:value-type="float" office:value="0.045" calcext:value-type="float">
            <text:p>0,045</text:p>
          </table:table-cell>
        </table:table-row>
        <table:table-row table:style-name="ro1">
          <table:table-cell table:style-name="ce13" office:value-type="string" calcext:value-type="string">
            <text:p>Avg</text:p>
          </table:table-cell>
          <table:table-cell table:style-name="ce33" table:formula="of:=AVERAGE([.B30:.B36])" office:value-type="float" office:value="0.789714285714286" calcext:value-type="float" table:number-columns-spanned="2" table:number-rows-spanned="1">
            <text:p>0,789714285714286</text:p>
          </table:table-cell>
          <table:covered-table-cell table:style-name="Default"/>
          <table:table-cell table:style-name="ce6" table:formula="of:=AVERAGE([.D30:.D36])" office:value-type="float" office:value="0.789714285714286" calcext:value-type="float" table:number-columns-spanned="2" table:number-rows-spanned="1">
            <text:p>0,789714285714286</text:p>
          </table:table-cell>
          <table:covered-table-cell table:style-name="Default"/>
          <table:table-cell table:style-name="ce6" table:formula="of:=AVERAGE([.F30:.F36])" office:value-type="float" office:value="0.788857142857143" calcext:value-type="float" table:number-columns-spanned="2" table:number-rows-spanned="1">
            <text:p>0,788857142857143</text:p>
          </table:table-cell>
          <table:covered-table-cell table:style-name="Default"/>
          <table:table-cell table:style-name="ce6" table:formula="of:=AVERAGE([.H30:.H36])" office:value-type="float" office:value="0.789714285714286" calcext:value-type="float" table:number-columns-spanned="2" table:number-rows-spanned="1">
            <text:p>0,789714285714286</text:p>
          </table:table-cell>
          <table:covered-table-cell/>
          <table:table-cell table:style-name="ce6" table:formula="of:=AVERAGE([.J30:.J36])" office:value-type="float" office:value="0.789" calcext:value-type="float" table:number-columns-spanned="2" table:number-rows-spanned="1">
            <text:p>0,789</text:p>
          </table:table-cell>
          <table:covered-table-cell/>
          <table:table-cell table:style-name="ce6" table:formula="of:=AVERAGE([.L30:.L36])" office:value-type="float" office:value="0.789571428571429" calcext:value-type="float" table:number-columns-spanned="2" table:number-rows-spanned="1">
            <text:p>0,789571428571429</text:p>
          </table:table-cell>
          <table:covered-table-cell/>
        </table:table-row>
        <table:table-row table:style-name="ro1">
          <table:table-cell table:style-name="ce14" office:value-type="string" calcext:value-type="string">
            <text:p>Stddev</text:p>
          </table:table-cell>
          <table:table-cell table:style-name="ce24" table:formula="of:=SQRT((999*SUMSQ([.C30:.C36])+6000*VAR([.B30:.B36]))/6999)" office:value-type="float" office:value="0.0441438140752144" calcext:value-type="float" table:number-columns-spanned="2" table:number-rows-spanned="1">
            <text:p>0,0441438140752144</text:p>
          </table:table-cell>
          <table:covered-table-cell table:style-name="Default"/>
          <table:table-cell table:style-name="ce24" table:formula="of:=SQRT((999*SUMSQ([.E30:.E36])+6000*VAR([.D30:.D36]))/6999)" office:value-type="float" office:value="0.0434447301029091" calcext:value-type="float" table:number-columns-spanned="2" table:number-rows-spanned="1">
            <text:p>0,0434447301029091</text:p>
          </table:table-cell>
          <table:covered-table-cell table:style-name="Default"/>
          <table:table-cell table:style-name="ce24" table:formula="of:=SQRT((999*SUMSQ([.G30:.G36])+6000*VAR([.F30:.F36]))/6999)" office:value-type="float" office:value="0.0437188917719215" calcext:value-type="float" table:number-columns-spanned="2" table:number-rows-spanned="1">
            <text:p>0,0437188917719215</text:p>
          </table:table-cell>
          <table:covered-table-cell table:style-name="Default"/>
          <table:table-cell table:style-name="ce24" table:formula="of:=SQRT((999*SUMSQ([.I30:.I36])+6000*VAR([.H30:.H36]))/6999)" office:value-type="float" office:value="0.0433015713959567" calcext:value-type="float" table:number-columns-spanned="2" table:number-rows-spanned="1">
            <text:p>0,0433015713959567</text:p>
          </table:table-cell>
          <table:covered-table-cell/>
          <table:table-cell table:style-name="ce24" table:formula="of:=SQRT((999*SUMSQ([.K30:.K36])+6000*VAR([.J30:.J36]))/6999)" office:value-type="float" office:value="0.0435850706064421" calcext:value-type="float" table:number-columns-spanned="2" table:number-rows-spanned="1">
            <text:p>0,0435850706064421</text:p>
          </table:table-cell>
          <table:covered-table-cell/>
          <table:table-cell table:style-name="ce24" table:formula="of:=SQRT((999*SUMSQ([.M30:.M36])+6000*VAR([.L30:.L36]))/6999)" office:value-type="float" office:value="0.0438620714236667" calcext:value-type="float" table:number-columns-spanned="2" table:number-rows-spanned="1">
            <text:p>0,0438620714236667</text:p>
          </table:table-cell>
          <table:covered-table-cell/>
        </table:table-row>
      </table:table>
      <table:table table:name="perf-total" table:style-name="ta1">
        <table:shapes>
          <draw:frame draw:z-index="0" draw:style-name="gr1" draw:text-style-name="P1" svg:width="15.997cm" svg:height="9.004cm" svg:x="0.001cm" svg:y="0cm">
            <draw:object draw:notify-on-update-of-ranges="'perf-2'.B3:'perf-2'.B3 'perf-2'.D3:'perf-2'.D3 'perf-2'.F3:'perf-2'.F3 'perf-2'.H3:'perf-2'.H3 'perf-2'.J3:'perf-2'.J3 'perf-2'.L3:'perf-2'.L3  'perf-1'.B24:'perf-1'.B24 'perf-1'.D24:'perf-1'.D24 'perf-1'.F24:'perf-1'.F24 'perf-1'.H24:'perf-1'.H24 'perf-1'.J24:'perf-1'.J24 'perf-1'.L24:'perf-1'.L24 'perf-1'.B25:'perf-1'.B25 'perf-1'.D25:'perf-1'.D25 'perf-1'.F25:'perf-1'.F25 'perf-1'.H25:'perf-1'.H25 'perf-1'.J25:'perf-1'.J25 'perf-1'.L25:'perf-1'.L25 'perf-1'.B25:'perf-1'.B25 'perf-1'.D25:'perf-1'.D25 'perf-1'.F25:'perf-1'.F25 'perf-1'.H25:'perf-1'.H25 'perf-1'.J25:'perf-1'.J25 'perf-1'.L25:'perf-1'.L25  'perf-2'.B24:'perf-2'.B24 'perf-2'.D24:'perf-2'.D24 'perf-2'.F24:'perf-2'.F24 'perf-2'.H24:'perf-2'.H24 'perf-2'.J24:'perf-2'.J24 'perf-2'.L24:'perf-2'.L24 'perf-1'.B25:'perf-1'.B25 'perf-1'.D25:'perf-1'.D25 'perf-1'.F25:'perf-1'.F25 'perf-1'.H25:'perf-1'.H25 'perf-1'.J25:'perf-1'.J25 'perf-1'.L25:'perf-1'.L25 'perf-1'.B25:'perf-1'.B25 'perf-1'.D25:'perf-1'.D25 'perf-1'.F25:'perf-1'.F25 'perf-1'.H25:'perf-1'.H25 'perf-1'.J25:'perf-1'.J25 'perf-1'.L25:'perf-1'.L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 style:data-style-name="N2" text:time-value="13:55:05.26065694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4:21:15.847565277</meta:creation-date>
    <dc:date>2022-06-20T14:52:08.078806661</dc:date>
    <meta:editing-duration>PT4H36M59S</meta:editing-duration>
    <meta:editing-cycles>53</meta:editing-cycles>
    <meta:generator>LibreOffice/7.3.3.2$Linux_X86_64 LibreOffice_project/30$Build-2</meta:generator>
    <meta:document-statistic meta:table-count="5" meta:cell-count="969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1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tatra.B12:statra.G12" chart:error-lower-range="statra.B12:statra.G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tatra.B12:statra.G12" chart:error-lower-range="statra.B12:statra.G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tatra.B25:statra.G25" chart:error-lower-range="statra.B25:statra.G25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tatra.B25:statra.G25" chart:error-lower-range="statra.B25:statra.G25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1.658cm" svg:y="0.316cm" chart:style-name="ch2">
          <text:p>State transition exploration for 1000 learning rounds, 7 samples</text:p>
        </chart:title>
        <chart:legend chart:legend-position="end" svg:x="11.638cm" svg:y="3.954cm" style:legend-expansion="high" chart:style-name="ch3"/>
        <chart:plot-area chart:style-name="ch4" table:cell-range-address="statra.B3:statra.G3 statra.B11:statra.G11 statra.B24:statra.G24" chart:data-source-has-labels="both" svg:x="1.33cm" svg:y="1.275cm" svg:width="9.989cm" svg:height="6.569cm">
          <chart:coordinate-region svg:x="2.057cm" svg:y="1.475cm" svg:width="8.771cm" svg:height="5.722cm"/>
          <chart:axis chart:dimension="x" chart:name="primary-x" chart:style-name="ch5" chartooo:axis-type="auto">
            <chartooo:date-scale/>
            <chart:title svg:x="4.415cm" svg:y="8.024cm" chart:style-name="ch6">
              <text:p>State-Choosing Algorithm</text:p>
            </chart:title>
            <chart:categories table:cell-range-address="statra.B3:statra.G3"/>
          </chart:axis>
          <chart:axis chart:dimension="y" chart:name="primary-y" chart:style-name="ch7">
            <chart:title svg:x="0.451cm" svg:y="6.601cm" chart:style-name="ch8">
              <text:p>State Transition Exploration</text:p>
            </chart:title>
            <chart:grid chart:style-name="ch9" chart:class="major"/>
          </chart:axis>
          <chart:series chart:style-name="ch10" chart:values-cell-range-address="statra.B11:statra.G11" loext:label-string="&quot;First Experiment&quot;" chart:class="chart:line">
            <chart:error-indicator chart:style-name="ch11" chart:dimension="y"/>
            <chart:data-point chart:repeated="6"/>
          </chart:series>
          <chart:series chart:style-name="ch12" chart:values-cell-range-address="statra.B24:statra.G24" loext:label-string="&quot;Second Experiment&quot;" chart:class="chart:line">
            <chart:error-indicator chart:style-name="ch13" chart:dimension="y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12</text:p>
              </table:table-cell>
              <table:table-cell office:value-type="string">
                <text:p>Linha 12</text:p>
              </table:table-cell>
              <table:table-cell office:value-type="string">
                <text:p>Second Experiment</text:p>
              </table:table-cell>
              <table:table-cell office:value-type="string">
                <text:p>Linha 25</text:p>
              </table:table-cell>
              <table:table-cell office:value-type="string">
                <text:p>Linha 25</text:p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statra.B3:statra.G3</svg:desc>
                </draw:g>
              </table:table-cell>
              <table:table-cell office:value-type="float" office:value="0.694714285714286">
                <text:p>0.694714285714286</text:p>
                <draw:g>
                  <svg:desc>statra.B11:statra.G11</svg:desc>
                </draw:g>
              </table:table-cell>
              <table:table-cell office:value-type="float" office:value="0.0899587206921676">
                <text:p>0.0899587206921676</text:p>
                <draw:g>
                  <svg:desc>statra.B12:statra.G12</svg:desc>
                </draw:g>
              </table:table-cell>
              <table:table-cell office:value-type="float" office:value="0.0899587206921676">
                <text:p>0.0899587206921676</text:p>
                <draw:g>
                  <svg:desc>statra.B12:statra.G12</svg:desc>
                </draw:g>
              </table:table-cell>
              <table:table-cell office:value-type="float" office:value="0.587714285714286">
                <text:p>0.587714285714286</text:p>
                <draw:g>
                  <svg:desc>statra.B24:statra.G24</svg:desc>
                </draw:g>
              </table:table-cell>
              <table:table-cell office:value-type="float" office:value="0.0324330812890906">
                <text:p>0.0324330812890906</text:p>
                <draw:g>
                  <svg:desc>statra.B25:statra.G25</svg:desc>
                </draw:g>
              </table:table-cell>
              <table:table-cell office:value-type="float" office:value="0.0324330812890906">
                <text:p>0.0324330812890906</text:p>
                <draw:g>
                  <svg:desc>statra.B25:statra.G25</svg:desc>
                </draw:g>
              </table:table-cell>
            </table:table-row>
            <table:table-row>
              <table:table-cell office:value-type="string">
                <text:p>g = 2</text:p>
              </table:table-cell>
              <table:table-cell office:value-type="float" office:value="0.922285714285714">
                <text:p>0.922285714285714</text:p>
              </table:table-cell>
              <table:table-cell office:value-type="float" office:value="0.0344901642294064">
                <text:p>0.0344901642294064</text:p>
              </table:table-cell>
              <table:table-cell office:value-type="float" office:value="0.0344901642294064">
                <text:p>0.0344901642294064</text:p>
              </table:table-cell>
              <table:table-cell office:value-type="float" office:value="0.673285714285714">
                <text:p>0.673285714285714</text:p>
              </table:table-cell>
              <table:table-cell office:value-type="float" office:value="0.0592022361225044">
                <text:p>0.0592022361225044</text:p>
              </table:table-cell>
              <table:table-cell office:value-type="float" office:value="0.0592022361225044">
                <text:p>0.0592022361225044</text:p>
              </table:table-cell>
            </table:table-row>
            <table:table-row>
              <table:table-cell office:value-type="string">
                <text:p>g = 5</text:p>
              </table:table-cell>
              <table:table-cell office:value-type="float" office:value="0.870428571428571">
                <text:p>0.870428571428571</text:p>
              </table:table-cell>
              <table:table-cell office:value-type="float" office:value="0.129812502149391">
                <text:p>0.129812502149391</text:p>
              </table:table-cell>
              <table:table-cell office:value-type="float" office:value="0.129812502149391">
                <text:p>0.129812502149391</text:p>
              </table:table-cell>
              <table:table-cell office:value-type="float" office:value="0.673428571428572">
                <text:p>0.673428571428572</text:p>
              </table:table-cell>
              <table:table-cell office:value-type="float" office:value="0.0661232615218405">
                <text:p>0.0661232615218405</text:p>
              </table:table-cell>
              <table:table-cell office:value-type="float" office:value="0.0661232615218405">
                <text:p>0.0661232615218405</text:p>
              </table:table-cell>
            </table:table-row>
            <table:table-row>
              <table:table-cell office:value-type="string">
                <text:p>g = 10</text:p>
              </table:table-cell>
              <table:table-cell office:value-type="float" office:value="0.863857142857143">
                <text:p>0.863857142857143</text:p>
              </table:table-cell>
              <table:table-cell office:value-type="float" office:value="0.0870391263961761">
                <text:p>0.0870391263961761</text:p>
              </table:table-cell>
              <table:table-cell office:value-type="float" office:value="0.0870391263961761">
                <text:p>0.0870391263961761</text:p>
              </table:table-cell>
              <table:table-cell office:value-type="float" office:value="0.606142857142857">
                <text:p>0.606142857142857</text:p>
              </table:table-cell>
              <table:table-cell office:value-type="float" office:value="0.0557835954722311">
                <text:p>0.0557835954722311</text:p>
              </table:table-cell>
              <table:table-cell office:value-type="float" office:value="0.0557835954722311">
                <text:p>0.0557835954722311</text:p>
              </table:table-cell>
            </table:table-row>
            <table:table-row>
              <table:table-cell office:value-type="string">
                <text:p>g = 20</text:p>
              </table:table-cell>
              <table:table-cell office:value-type="float" office:value="0.844142857142857">
                <text:p>0.844142857142857</text:p>
              </table:table-cell>
              <table:table-cell office:value-type="float" office:value="0.0825155108074205">
                <text:p>0.0825155108074205</text:p>
              </table:table-cell>
              <table:table-cell office:value-type="float" office:value="0.0825155108074205">
                <text:p>0.0825155108074205</text:p>
              </table:table-cell>
              <table:table-cell office:value-type="float" office:value="0.573571428571429">
                <text:p>0.573571428571429</text:p>
              </table:table-cell>
              <table:table-cell office:value-type="float" office:value="0.0895727956149953">
                <text:p>0.0895727956149953</text:p>
              </table:table-cell>
              <table:table-cell office:value-type="float" office:value="0.0895727956149953">
                <text:p>0.0895727956149953</text:p>
              </table:table-cell>
            </table:table-row>
            <table:table-row>
              <table:table-cell office:value-type="string">
                <text:p>g = 50</text:p>
              </table:table-cell>
              <table:table-cell office:value-type="float" office:value="0.798714285714286">
                <text:p>0.798714285714286</text:p>
              </table:table-cell>
              <table:table-cell office:value-type="float" office:value="0.217885072370515">
                <text:p>0.217885072370515</text:p>
              </table:table-cell>
              <table:table-cell office:value-type="float" office:value="0.217885072370515">
                <text:p>0.217885072370515</text:p>
              </table:table-cell>
              <table:table-cell office:value-type="float" office:value="0.512285714285714">
                <text:p>0.512285714285714</text:p>
              </table:table-cell>
              <table:table-cell office:value-type="float" office:value="0.161304798735928">
                <text:p>0.161304798735928</text:p>
              </table:table-cell>
              <table:table-cell office:value-type="float" office:value="0.161304798735928">
                <text:p>0.161304798735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2" chart:maximum="0.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yneva.B12:syneva.G12" chart:error-lower-range="syneva.B12:syneva.G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yneva.B12:syneva.G12" chart:error-lower-range="syneva.B12:syneva.G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yneva.B25:syneva.G25" chart:error-lower-range="syneva.B25:syneva.G25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yneva.B25:syneva.G25" chart:error-lower-range="syneva.B25:syneva.G25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1.685cm" svg:y="0.316cm" chart:style-name="ch2">
          <text:p>Syntactic evaluation score for 1000 learning rounds, 7 samples</text:p>
        </chart:title>
        <chart:legend chart:legend-position="end" svg:x="11.638cm" svg:y="3.954cm" style:legend-expansion="high" chart:style-name="ch3"/>
        <chart:plot-area chart:style-name="ch4" table:cell-range-address="syneva.B3:syneva.G3 syneva.B11:syneva.G11 syneva.B24:syneva.G24" chart:data-source-has-labels="both" svg:x="1.33cm" svg:y="1.275cm" svg:width="9.989cm" svg:height="6.569cm">
          <chart:coordinate-region svg:x="2.242cm" svg:y="1.475cm" svg:width="8.586cm" svg:height="5.723cm"/>
          <chart:axis chart:dimension="x" chart:name="primary-x" chart:style-name="ch5" chartooo:axis-type="auto">
            <chartooo:date-scale/>
            <chart:title svg:x="4.415cm" svg:y="8.024cm" chart:style-name="ch6">
              <text:p>State-Choosing Algorithm</text:p>
            </chart:title>
            <chart:categories table:cell-range-address="syneva.B3:syneva.G3"/>
          </chart:axis>
          <chart:axis chart:dimension="y" chart:name="primary-y" chart:style-name="ch7">
            <chart:title svg:x="0.451cm" svg:y="6.534cm" chart:style-name="ch8">
              <text:p>Syntactic Evaluation Score</text:p>
            </chart:title>
            <chart:grid chart:style-name="ch9" chart:class="major"/>
          </chart:axis>
          <chart:series chart:style-name="ch10" chart:values-cell-range-address="syneva.B11:syneva.G11" loext:label-string="&quot;First Experiment&quot;" chart:class="chart:line">
            <chart:error-indicator chart:style-name="ch11" chart:dimension="y"/>
            <chart:data-point chart:repeated="6"/>
          </chart:series>
          <chart:series chart:style-name="ch12" chart:values-cell-range-address="syneva.B24:syneva.G24" loext:label-string="&quot;Second Experiment&quot;" chart:class="chart:line">
            <chart:error-indicator chart:style-name="ch13" chart:dimension="y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>Linha 12</text:p>
              </table:table-cell>
              <table:table-cell office:value-type="string">
                <text:p>Linha 12</text:p>
              </table:table-cell>
              <table:table-cell office:value-type="string">
                <text:p>Second Experiment</text:p>
              </table:table-cell>
              <table:table-cell office:value-type="string">
                <text:p>Linha 25</text:p>
              </table:table-cell>
              <table:table-cell office:value-type="string">
                <text:p>Linha 25</text:p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syneva.B3:syneva.G3</svg:desc>
                </draw:g>
              </table:table-cell>
              <table:table-cell office:value-type="float" office:value="0.451285714285714">
                <text:p>0.451285714285714</text:p>
                <draw:g>
                  <svg:desc>syneva.B11:syneva.G11</svg:desc>
                </draw:g>
              </table:table-cell>
              <table:table-cell office:value-type="float" office:value="0.0439192982856598">
                <text:p>0.0439192982856598</text:p>
                <draw:g>
                  <svg:desc>syneva.B12:syneva.G12</svg:desc>
                </draw:g>
              </table:table-cell>
              <table:table-cell office:value-type="float" office:value="0.0439192982856598">
                <text:p>0.0439192982856598</text:p>
                <draw:g>
                  <svg:desc>syneva.B12:syneva.G12</svg:desc>
                </draw:g>
              </table:table-cell>
              <table:table-cell office:value-type="float" office:value="0.313571428571429">
                <text:p>0.313571428571429</text:p>
                <draw:g>
                  <svg:desc>syneva.B24:syneva.G24</svg:desc>
                </draw:g>
              </table:table-cell>
              <table:table-cell office:value-type="float" office:value="0.0304239880294982">
                <text:p>0.0304239880294982</text:p>
                <draw:g>
                  <svg:desc>syneva.B25:syneva.G25</svg:desc>
                </draw:g>
              </table:table-cell>
              <table:table-cell office:value-type="float" office:value="0.0304239880294982">
                <text:p>0.0304239880294982</text:p>
                <draw:g>
                  <svg:desc>syneva.B25:syneva.G25</svg:desc>
                </draw:g>
              </table:table-cell>
            </table:table-row>
            <table:table-row>
              <table:table-cell office:value-type="string">
                <text:p>g = 2</text:p>
              </table:table-cell>
              <table:table-cell office:value-type="float" office:value="0.414142857142857">
                <text:p>0.414142857142857</text:p>
              </table:table-cell>
              <table:table-cell office:value-type="float" office:value="0.100608860728779">
                <text:p>0.100608860728779</text:p>
              </table:table-cell>
              <table:table-cell office:value-type="float" office:value="0.100608860728779">
                <text:p>0.100608860728779</text:p>
              </table:table-cell>
              <table:table-cell office:value-type="float" office:value="0.312571428571429">
                <text:p>0.312571428571429</text:p>
              </table:table-cell>
              <table:table-cell office:value-type="float" office:value="0.0981119380144556">
                <text:p>0.0981119380144556</text:p>
              </table:table-cell>
              <table:table-cell office:value-type="float" office:value="0.0981119380144556">
                <text:p>0.0981119380144556</text:p>
              </table:table-cell>
            </table:table-row>
            <table:table-row>
              <table:table-cell office:value-type="string">
                <text:p>g = 5</text:p>
              </table:table-cell>
              <table:table-cell office:value-type="float" office:value="0.438">
                <text:p>0.438</text:p>
              </table:table-cell>
              <table:table-cell office:value-type="float" office:value="0.0587605309710523">
                <text:p>0.0587605309710523</text:p>
              </table:table-cell>
              <table:table-cell office:value-type="float" office:value="0.0587605309710523">
                <text:p>0.0587605309710523</text:p>
              </table:table-cell>
              <table:table-cell office:value-type="float" office:value="0.308666666666667">
                <text:p>0.308666666666667</text:p>
              </table:table-cell>
              <table:table-cell office:value-type="float" office:value="0.0514107641128457">
                <text:p>0.0514107641128457</text:p>
              </table:table-cell>
              <table:table-cell office:value-type="float" office:value="0.0514107641128457">
                <text:p>0.0514107641128457</text:p>
              </table:table-cell>
            </table:table-row>
            <table:table-row>
              <table:table-cell office:value-type="string">
                <text:p>g = 10</text:p>
              </table:table-cell>
              <table:table-cell office:value-type="float" office:value="0.418428571428571">
                <text:p>0.418428571428571</text:p>
              </table:table-cell>
              <table:table-cell office:value-type="float" office:value="0.0601715800658338">
                <text:p>0.0601715800658338</text:p>
              </table:table-cell>
              <table:table-cell office:value-type="float" office:value="0.0601715800658338">
                <text:p>0.0601715800658338</text:p>
              </table:table-cell>
              <table:table-cell office:value-type="float" office:value="0.298">
                <text:p>0.298</text:p>
              </table:table-cell>
              <table:table-cell office:value-type="float" office:value="0.0676978581640513">
                <text:p>0.0676978581640513</text:p>
              </table:table-cell>
              <table:table-cell office:value-type="float" office:value="0.0676978581640513">
                <text:p>0.0676978581640513</text:p>
              </table:table-cell>
            </table:table-row>
            <table:table-row>
              <table:table-cell office:value-type="string">
                <text:p>g = 20</text:p>
              </table:table-cell>
              <table:table-cell office:value-type="float" office:value="0.426714285714286">
                <text:p>0.426714285714286</text:p>
              </table:table-cell>
              <table:table-cell office:value-type="float" office:value="0.0905643680588826">
                <text:p>0.0905643680588826</text:p>
              </table:table-cell>
              <table:table-cell office:value-type="float" office:value="0.0905643680588826">
                <text:p>0.0905643680588826</text:p>
              </table:table-cell>
              <table:table-cell office:value-type="float" office:value="0.312571428571429">
                <text:p>0.312571428571429</text:p>
              </table:table-cell>
              <table:table-cell office:value-type="float" office:value="0.048138193924219">
                <text:p>0.048138193924219</text:p>
              </table:table-cell>
              <table:table-cell office:value-type="float" office:value="0.048138193924219">
                <text:p>0.048138193924219</text:p>
              </table:table-cell>
            </table:table-row>
            <table:table-row>
              <table:table-cell office:value-type="string">
                <text:p>g = 50</text:p>
              </table:table-cell>
              <table:table-cell office:value-type="float" office:value="0.4435">
                <text:p>0.4435</text:p>
              </table:table-cell>
              <table:table-cell office:value-type="float" office:value="0.0976375952182355">
                <text:p>0.0976375952182355</text:p>
              </table:table-cell>
              <table:table-cell office:value-type="float" office:value="0.0976375952182355">
                <text:p>0.0976375952182355</text:p>
              </table:table-cell>
              <table:table-cell office:value-type="float" office:value="0.328428571428571">
                <text:p>0.328428571428571</text:p>
              </table:table-cell>
              <table:table-cell office:value-type="float" office:value="0.0750529971483643">
                <text:p>0.0750529971483643</text:p>
              </table:table-cell>
              <table:table-cell office:value-type="float" office:value="0.0750529971483643">
                <text:p>0.07505299714836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12:'perf-1'.B12 'perf-1'.D12:'perf-1'.D12 'perf-1'.F12:'perf-1'.F12 'perf-1'.H12:'perf-1'.H12 'perf-1'.J12:'perf-1'.J12 'perf-1'.L12:'perf-1'.L12" chart:error-lower-range="'perf-1'.B12:'perf-1'.B12 'perf-1'.D12:'perf-1'.D12 'perf-1'.F12:'perf-1'.F12 'perf-1'.H12:'perf-1'.H12 'perf-1'.J12:'perf-1'.J12 'perf-1'.L12:'perf-1'.L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12:'perf-1'.B12 'perf-1'.D12:'perf-1'.D12 'perf-1'.F12:'perf-1'.F12 'perf-1'.H12:'perf-1'.H12 'perf-1'.J12:'perf-1'.J12 'perf-1'.L12:'perf-1'.L12" chart:error-lower-range="'perf-1'.B12:'perf-1'.B12 'perf-1'.D12:'perf-1'.D12 'perf-1'.F12:'perf-1'.F12 'perf-1'.H12:'perf-1'.H12 'perf-1'.J12:'perf-1'.J12 'perf-1'.L12:'perf-1'.L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1'.B38:'perf-1'.B38 'perf-1'.D38:'perf-1'.D38 'perf-1'.F38:'perf-1'.F38 'perf-1'.H38:'perf-1'.H38 'perf-1'.J38:'perf-1'.J38 'perf-1'.L38:'perf-1'.L38" chart:error-lower-range="'perf-1'.B38:'perf-1'.B38 'perf-1'.D38:'perf-1'.D38 'perf-1'.F38:'perf-1'.F38 'perf-1'.H38:'perf-1'.H38 'perf-1'.J38:'perf-1'.J38 'perf-1'.L38:'perf-1'.L38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1'.B38:'perf-1'.B38 'perf-1'.D38:'perf-1'.D38 'perf-1'.F38:'perf-1'.F38 'perf-1'.H38:'perf-1'.H38 'perf-1'.J38:'perf-1'.J38 'perf-1'.L38:'perf-1'.L38" chart:error-lower-range="'perf-1'.B38:'perf-1'.B38 'perf-1'.D38:'perf-1'.D38 'perf-1'.F38:'perf-1'.F38 'perf-1'.H38:'perf-1'.H38 'perf-1'.J38:'perf-1'.J38 'perf-1'.L38:'perf-1'.L38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836cm" svg:y="0.316cm" chart:style-name="ch2">
          <text:p>Performance score, first experiment, 7000 samples</text:p>
        </chart:title>
        <chart:legend chart:legend-position="end" svg:x="12.061cm" svg:y="3.705cm" style:legend-expansion="high" chart:style-name="ch3"/>
        <chart:plot-area chart:style-name="ch4" table:cell-range-address="'perf-1'.B3:'perf-1'.B3 'perf-1'.D3:'perf-1'.D3 'perf-1'.F3:'perf-1'.F3 'perf-1'.H3:'perf-1'.H3 'perf-1'.J3:'perf-1'.J3 'perf-1'.L3:'perf-1'.L3 'perf-1'.B11:'perf-1'.B11 'perf-1'.D11:'perf-1'.D11 'perf-1'.F11:'perf-1'.F11 'perf-1'.H11:'perf-1'.H11 'perf-1'.J11:'perf-1'.J11 'perf-1'.L11:'perf-1'.L11 'perf-1'.B24:'perf-1'.B24 'perf-1'.D24:'perf-1'.D24 'perf-1'.F24:'perf-1'.F24 'perf-1'.H24:'perf-1'.H24 'perf-1'.J24:'perf-1'.J24 'perf-1'.L24:'perf-1'.L24 'perf-1'.B37:'perf-1'.B37 'perf-1'.D37:'perf-1'.D37 'perf-1'.F37:'perf-1'.F37 'perf-1'.H37:'perf-1'.H37 'perf-1'.J37:'perf-1'.J37 'perf-1'.L37:'perf-1'.L37" chart:data-source-has-labels="both" svg:x="1.33cm" svg:y="1.275cm" svg:width="10.412cm" svg:height="6.569cm">
          <chart:coordinate-region svg:x="2.242cm" svg:y="1.474cm" svg:width="9.009cm" svg:height="5.723cm"/>
          <chart:axis chart:dimension="x" chart:name="primary-x" chart:style-name="ch5" chartooo:axis-type="auto">
            <chartooo:date-scale/>
            <chart:title svg:x="4.627cm" svg:y="8.024cm" chart:style-name="ch6">
              <text:p>State-Choosing Algorithm</text:p>
            </chart:title>
            <chart:categories table:cell-range-address="'perf-1'.B3:'perf-1'.B3 'perf-1'.D3:'perf-1'.D3 'perf-1'.F3:'perf-1'.F3 'perf-1'.H3:'perf-1'.H3 'perf-1'.J3:'perf-1'.J3 'perf-1'.L3:'perf-1'.L3"/>
          </chart:axis>
          <chart:axis chart:dimension="y" chart:name="primary-y" chart:style-name="ch7">
            <chart:title svg:x="0.451cm" svg:y="6.005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11:'perf-1'.B11 'perf-1'.D11:'perf-1'.D11 'perf-1'.F11:'perf-1'.F11 'perf-1'.H11:'perf-1'.H11 'perf-1'.J11:'perf-1'.J11 'perf-1'.L11:'perf-1'.L11" loext:label-string="&quot;Reference Model&quot;" chart:class="chart:line">
            <chart:error-indicator chart:style-name="ch11" chart:dimension="y"/>
            <chart:data-point chart:repeated="6"/>
          </chart:series>
          <chart:series chart:style-name="ch12" chart:values-cell-range-address="'perf-1'.B24:'perf-1'.B24 'perf-1'.D24:'perf-1'.D24 'perf-1'.F24:'perf-1'.F24 'perf-1'.H24:'perf-1'.H24 'perf-1'.J24:'perf-1'.J24 'perf-1'.L24:'perf-1'.L24" loext:label-string="&quot;Learned Model&quot;" chart:class="chart:line">
            <chart:error-indicator chart:style-name="ch13" chart:dimension="y"/>
            <chart:data-point chart:repeated="6"/>
          </chart:series>
          <chart:series chart:style-name="ch14" chart:values-cell-range-address="'perf-1'.B37:'perf-1'.B37 'perf-1'.D37:'perf-1'.D37 'perf-1'.F37:'perf-1'.F37 'perf-1'.H37:'perf-1'.H37 'perf-1'.J37:'perf-1'.J37 'perf-1'.L37:'perf-1'.L37" loext:label-string="&quot;Null Model&quot;" chart:class="chart:line">
            <chart:error-indicator chart:style-name="ch15" chart:dimension="y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'perf-1'.B3:'perf-1'.B3 'perf-1'.D3:'perf-1'.D3 'perf-1'.F3:'perf-1'.F3 'perf-1'.H3:'perf-1'.H3 'perf-1'.J3:'perf-1'.J3 'perf-1'.L3:'perf-1'.L3</svg:desc>
                </draw:g>
              </table:table-cell>
              <table:table-cell office:value-type="float" office:value="0.804571428571429">
                <text:p>0.804571428571429</text:p>
                <draw:g>
                  <svg:desc>'perf-1'.B11:'perf-1'.B11 'perf-1'.D11:'perf-1'.D11 'perf-1'.F11:'perf-1'.F11 'perf-1'.H11:'perf-1'.H11 'perf-1'.J11:'perf-1'.J11 'perf-1'.L11:'perf-1'.L11</svg:desc>
                </draw:g>
              </table:table-cell>
              <table:table-cell office:value-type="float" office:value="0.0781555660920901">
                <text:p>0.0781555660920901</text:p>
                <draw:g>
                  <svg:desc>'perf-1'.B12:'perf-1'.B12 'perf-1'.D12:'perf-1'.D12 'perf-1'.F12:'perf-1'.F12 'perf-1'.H12:'perf-1'.H12 'perf-1'.J12:'perf-1'.J12 'perf-1'.L12:'perf-1'.L12</svg:desc>
                </draw:g>
              </table:table-cell>
              <table:table-cell office:value-type="float" office:value="0.0781555660920901">
                <text:p>0.0781555660920901</text:p>
                <draw:g>
                  <svg:desc>'perf-1'.B12:'perf-1'.B12 'perf-1'.D12:'perf-1'.D12 'perf-1'.F12:'perf-1'.F12 'perf-1'.H12:'perf-1'.H12 'perf-1'.J12:'perf-1'.J12 'perf-1'.L12:'perf-1'.L12</svg:desc>
                </draw:g>
              </table:table-cell>
              <table:table-cell office:value-type="float" office:value="0.819714285714286">
                <text:p>0.819714285714286</text:p>
                <draw:g>
                  <svg:desc>'perf-1'.B24:'perf-1'.B24 'perf-1'.D24:'perf-1'.D24 'perf-1'.F24:'perf-1'.F24 'perf-1'.H24:'perf-1'.H24 'perf-1'.J24:'perf-1'.J24 'perf-1'.L24:'perf-1'.L24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788571428571429">
                <text:p>0.788571428571429</text:p>
                <draw:g>
                  <svg:desc>'perf-1'.B37:'perf-1'.B37 'perf-1'.D37:'perf-1'.D37 'perf-1'.F37:'perf-1'.F37 'perf-1'.H37:'perf-1'.H37 'perf-1'.J37:'perf-1'.J37 'perf-1'.L37:'perf-1'.L37</svg:desc>
                </draw:g>
              </table:table-cell>
              <table:table-cell office:value-type="float" office:value="0.0432954365469554">
                <text:p>0.0432954365469554</text:p>
                <draw:g>
                  <svg:desc>'perf-1'.B38:'perf-1'.B38 'perf-1'.D38:'perf-1'.D38 'perf-1'.F38:'perf-1'.F38 'perf-1'.H38:'perf-1'.H38 'perf-1'.J38:'perf-1'.J38 'perf-1'.L38:'perf-1'.L38</svg:desc>
                </draw:g>
              </table:table-cell>
              <table:table-cell office:value-type="float" office:value="0.0432954365469554">
                <text:p>0.0432954365469554</text:p>
                <draw:g>
                  <svg:desc>'perf-1'.B38:'perf-1'.B38 'perf-1'.D38:'perf-1'.D38 'perf-1'.F38:'perf-1'.F38 'perf-1'.H38:'perf-1'.H38 'perf-1'.J38:'perf-1'.J38 'perf-1'.L38:'perf-1'.L38</svg:desc>
                </draw:g>
              </table:table-cell>
            </table:table-row>
            <table:table-row>
              <table:table-cell office:value-type="string">
                <text:p>g = 2</text:p>
              </table:table-cell>
              <table:table-cell office:value-type="float" office:value="0.809">
                <text:p>0.809</text:p>
              </table:table-cell>
              <table:table-cell office:value-type="float" office:value="0.0601679425576107">
                <text:p>0.0601679425576107</text:p>
              </table:table-cell>
              <table:table-cell office:value-type="float" office:value="0.0601679425576107">
                <text:p>0.0601679425576107</text:p>
              </table:table-cell>
              <table:table-cell office:value-type="float" office:value="0.789">
                <text:p>0.789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789">
                <text:p>0.789</text:p>
              </table:table-cell>
              <table:table-cell office:value-type="float" office:value="0.0425828927802796">
                <text:p>0.0425828927802796</text:p>
              </table:table-cell>
              <table:table-cell office:value-type="float" office:value="0.0425828927802796">
                <text:p>0.0425828927802796</text:p>
              </table:table-cell>
            </table:table-row>
            <table:table-row>
              <table:table-cell office:value-type="string">
                <text:p>g = 5</text:p>
              </table:table-cell>
              <table:table-cell office:value-type="float" office:value="0.824571428571428">
                <text:p>0.824571428571428</text:p>
              </table:table-cell>
              <table:table-cell office:value-type="float" office:value="0.0653464322361107">
                <text:p>0.0653464322361107</text:p>
              </table:table-cell>
              <table:table-cell office:value-type="float" office:value="0.0653464322361107">
                <text:p>0.0653464322361107</text:p>
              </table:table-cell>
              <table:table-cell office:value-type="float" office:value="0.792142857142857">
                <text:p>0.792142857142857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788428571428571">
                <text:p>0.788428571428571</text:p>
              </table:table-cell>
              <table:table-cell office:value-type="float" office:value="0.0434419111085713">
                <text:p>0.0434419111085713</text:p>
              </table:table-cell>
              <table:table-cell office:value-type="float" office:value="0.0434419111085713">
                <text:p>0.0434419111085713</text:p>
              </table:table-cell>
            </table:table-row>
            <table:table-row>
              <table:table-cell office:value-type="string">
                <text:p>g = 10</text:p>
              </table:table-cell>
              <table:table-cell office:value-type="float" office:value="0.834571428571429">
                <text:p>0.834571428571429</text:p>
              </table:table-cell>
              <table:table-cell office:value-type="float" office:value="0.0672750614159117">
                <text:p>0.0672750614159117</text:p>
              </table:table-cell>
              <table:table-cell office:value-type="float" office:value="0.0672750614159117">
                <text:p>0.0672750614159117</text:p>
              </table:table-cell>
              <table:table-cell office:value-type="float" office:value="0.792428571428571">
                <text:p>0.792428571428571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789571428571429">
                <text:p>0.789571428571429</text:p>
              </table:table-cell>
              <table:table-cell office:value-type="float" office:value="0.0434451966288308">
                <text:p>0.0434451966288308</text:p>
              </table:table-cell>
              <table:table-cell office:value-type="float" office:value="0.0434451966288308">
                <text:p>0.0434451966288308</text:p>
              </table:table-cell>
            </table:table-row>
            <table:table-row>
              <table:table-cell office:value-type="string">
                <text:p>g = 20</text:p>
              </table:table-cell>
              <table:table-cell office:value-type="float" office:value="0.841285714285714">
                <text:p>0.841285714285714</text:p>
              </table:table-cell>
              <table:table-cell office:value-type="float" office:value="0.066431421895326">
                <text:p>0.066431421895326</text:p>
              </table:table-cell>
              <table:table-cell office:value-type="float" office:value="0.066431421895326">
                <text:p>0.066431421895326</text:p>
              </table:table-cell>
              <table:table-cell office:value-type="float" office:value="0.793571428571428">
                <text:p>0.793571428571428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789">
                <text:p>0.789</text:p>
              </table:table-cell>
              <table:table-cell office:value-type="float" office:value="0.0430247538873131">
                <text:p>0.0430247538873131</text:p>
              </table:table-cell>
              <table:table-cell office:value-type="float" office:value="0.0430247538873131">
                <text:p>0.0430247538873131</text:p>
              </table:table-cell>
            </table:table-row>
            <table:table-row>
              <table:table-cell office:value-type="string">
                <text:p>g = 50</text:p>
              </table:table-cell>
              <table:table-cell office:value-type="float" office:value="0.846714285714286">
                <text:p>0.846714285714286</text:p>
              </table:table-cell>
              <table:table-cell office:value-type="float" office:value="0.0661666290449755">
                <text:p>0.0661666290449755</text:p>
              </table:table-cell>
              <table:table-cell office:value-type="float" office:value="0.0661666290449755">
                <text:p>0.0661666290449755</text:p>
              </table:table-cell>
              <table:table-cell office:value-type="float" office:value="0.796857142857143">
                <text:p>0.796857142857143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788714285714286">
                <text:p>0.788714285714286</text:p>
              </table:table-cell>
              <table:table-cell office:value-type="float" office:value="0.0437492213249808">
                <text:p>0.0437492213249808</text:p>
              </table:table-cell>
              <table:table-cell office:value-type="float" office:value="0.0437492213249808">
                <text:p>0.0437492213249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2'.B12:'perf-2'.B12 'perf-2'.D12:'perf-2'.D12 'perf-2'.F12:'perf-2'.F12 'perf-2'.H12:'perf-2'.H12 'perf-2'.J12:'perf-2'.J12 'perf-2'.L12:'perf-2'.L12" chart:error-lower-range="'perf-2'.B12:'perf-2'.B12 'perf-2'.D12:'perf-2'.D12 'perf-2'.F12:'perf-2'.F12 'perf-2'.H12:'perf-2'.H12 'perf-2'.J12:'perf-2'.J12 'perf-2'.L12:'perf-2'.L12"/>
      <style:graphic-properties svg:stroke-width="0.08cm" svg:stroke-color="#2a6099" draw:fill-color="#2a6099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2'.B12:'perf-2'.B12 'perf-2'.D12:'perf-2'.D12 'perf-2'.F12:'perf-2'.F12 'perf-2'.H12:'perf-2'.H12 'perf-2'.J12:'perf-2'.J12 'perf-2'.L12:'perf-2'.L12" chart:error-lower-range="'perf-2'.B12:'perf-2'.B12 'perf-2'.D12:'perf-2'.D12 'perf-2'.F12:'perf-2'.F12 'perf-2'.H12:'perf-2'.H12 'perf-2'.J12:'perf-2'.J12 'perf-2'.L12:'perf-2'.L12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2'.B25:'perf-2'.B25 'perf-2'.D25:'perf-2'.D25 'perf-2'.F25:'perf-2'.F25 'perf-2'.H25:'perf-2'.H25 'perf-2'.J25:'perf-2'.J25 'perf-2'.L25:'perf-2'.L25" chart:error-lower-range="'perf-2'.B25:'perf-2'.B25 'perf-2'.D25:'perf-2'.D25 'perf-2'.F25:'perf-2'.F25 'perf-2'.H25:'perf-2'.H25 'perf-2'.J25:'perf-2'.J25 'perf-2'.L25:'perf-2'.L25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2'.B25:'perf-2'.B25 'perf-2'.D25:'perf-2'.D25 'perf-2'.F25:'perf-2'.F25 'perf-2'.H25:'perf-2'.H25 'perf-2'.J25:'perf-2'.J25 'perf-2'.L25:'perf-2'.L25" chart:error-lower-range="'perf-2'.B25:'perf-2'.B25 'perf-2'.D25:'perf-2'.D25 'perf-2'.F25:'perf-2'.F25 'perf-2'.H25:'perf-2'.H25 'perf-2'.J25:'perf-2'.J25 'perf-2'.L25:'perf-2'.L25" loext:std-weight="1"/>
      <style:graphic-properties draw:stroke="solid" svg:stroke-width="0cm" svg:stroke-color="#00a933" svg:stroke-opacity="100%" draw:stroke-linejoin="round"/>
    </style:style>
    <style:style style:name="ch14" style:family="chart" style:data-style-name="N0">
      <style:chart-properties chart:symbol-type="none" chart:link-data-style-to-source="true" chart:error-category="cell-range" chart:error-upper-range="'perf-2'.B38:'perf-2'.B38 'perf-2'.D38:'perf-2'.D38 'perf-2'.F38:'perf-2'.F38 'perf-2'.H38:'perf-2'.H38 'perf-2'.J38:'perf-2'.J38 'perf-2'.L38:'perf-2'.L38" chart:error-lower-range="'perf-2'.B38:'perf-2'.B38 'perf-2'.D38:'perf-2'.D38 'perf-2'.F38:'perf-2'.F38 'perf-2'.H38:'perf-2'.H38 'perf-2'.J38:'perf-2'.J38 'perf-2'.L38:'perf-2'.L38"/>
      <style:graphic-properties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'perf-2'.B38:'perf-2'.B38 'perf-2'.D38:'perf-2'.D38 'perf-2'.F38:'perf-2'.F38 'perf-2'.H38:'perf-2'.H38 'perf-2'.J38:'perf-2'.J38 'perf-2'.L38:'perf-2'.L38" chart:error-lower-range="'perf-2'.B38:'perf-2'.B38 'perf-2'.D38:'perf-2'.D38 'perf-2'.F38:'perf-2'.F38 'perf-2'.H38:'perf-2'.H38 'perf-2'.J38:'perf-2'.J38 'perf-2'.L38:'perf-2'.L38" loext:std-weight="1"/>
      <style:graphic-properties draw:stroke="solid" svg:stroke-width="0cm" svg:stroke-color="#ff0000" svg:stroke-opacity="100%" draw:stroke-linejoin="roun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505cm" svg:y="0.316cm" chart:style-name="ch2">
          <text:p>Performance score, second experiment, 7000 samples</text:p>
        </chart:title>
        <chart:legend chart:legend-position="end" svg:x="12.061cm" svg:y="3.705cm" style:legend-expansion="high" chart:style-name="ch3"/>
        <chart:plot-area chart:style-name="ch4" table:cell-range-address="'perf-2'.B3:'perf-2'.B3 'perf-2'.D3:'perf-2'.D3 'perf-2'.F3:'perf-2'.F3 'perf-2'.H3:'perf-2'.H3 'perf-2'.J3:'perf-2'.J3 'perf-2'.L3:'perf-2'.L3 'perf-2'.B11:'perf-2'.B11 'perf-2'.D11:'perf-2'.D11 'perf-2'.F11:'perf-2'.F11 'perf-2'.H11:'perf-2'.H11 'perf-2'.J11:'perf-2'.J11 'perf-2'.L11:'perf-2'.L11 'perf-2'.B24:'perf-2'.B24 'perf-2'.D24:'perf-2'.D24 'perf-2'.F24:'perf-2'.F24 'perf-2'.H24:'perf-2'.H24 'perf-2'.J24:'perf-2'.J24 'perf-2'.L24:'perf-2'.L24 'perf-2'.B37:'perf-2'.B37 'perf-2'.D37:'perf-2'.D37 'perf-2'.F37:'perf-2'.F37 'perf-2'.H37:'perf-2'.H37 'perf-2'.J37:'perf-2'.J37 'perf-2'.L37:'perf-2'.L37" chart:data-source-has-labels="both" svg:x="1.33cm" svg:y="1.275cm" svg:width="10.412cm" svg:height="6.569cm">
          <chart:coordinate-region svg:x="2.242cm" svg:y="1.474cm" svg:width="9.009cm" svg:height="5.723cm"/>
          <chart:axis chart:dimension="x" chart:name="primary-x" chart:style-name="ch5" chartooo:axis-type="auto">
            <chartooo:date-scale/>
            <chart:title svg:x="4.627cm" svg:y="8.024cm" chart:style-name="ch6">
              <text:p>State-Choosing Algorithm</text:p>
            </chart:title>
            <chart:categories table:cell-range-address="'perf-2'.B3:'perf-2'.B3 'perf-2'.D3:'perf-2'.D3 'perf-2'.F3:'perf-2'.F3 'perf-2'.H3:'perf-2'.H3 'perf-2'.J3:'perf-2'.J3 'perf-2'.L3:'perf-2'.L3"/>
          </chart:axis>
          <chart:axis chart:dimension="y" chart:name="primary-y" chart:style-name="ch7">
            <chart:title svg:x="0.451cm" svg:y="6.005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2'.B11:'perf-2'.B11 'perf-2'.D11:'perf-2'.D11 'perf-2'.F11:'perf-2'.F11 'perf-2'.H11:'perf-2'.H11 'perf-2'.J11:'perf-2'.J11 'perf-2'.L11:'perf-2'.L11" loext:label-string="&quot;Reference Model&quot;" chart:class="chart:line">
            <chart:error-indicator chart:style-name="ch11" chart:dimension="y"/>
            <chart:data-point chart:repeated="6"/>
          </chart:series>
          <chart:series chart:style-name="ch12" chart:values-cell-range-address="'perf-2'.B24:'perf-2'.B24 'perf-2'.D24:'perf-2'.D24 'perf-2'.F24:'perf-2'.F24 'perf-2'.H24:'perf-2'.H24 'perf-2'.J24:'perf-2'.J24 'perf-2'.L24:'perf-2'.L24" loext:label-string="&quot;Learned Model&quot;" chart:class="chart:line">
            <chart:error-indicator chart:style-name="ch13" chart:dimension="y"/>
            <chart:data-point chart:repeated="6"/>
          </chart:series>
          <chart:series chart:style-name="ch14" chart:values-cell-range-address="'perf-2'.B37:'perf-2'.B37 'perf-2'.D37:'perf-2'.D37 'perf-2'.F37:'perf-2'.F37 'perf-2'.H37:'perf-2'.H37 'perf-2'.J37:'perf-2'.J37 'perf-2'.L37:'perf-2'.L37" loext:label-string="&quot;Null Model&quot;" chart:class="chart:line">
            <chart:error-indicator chart:style-name="ch15" chart:dimension="y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ference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Learned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Null Mode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'perf-2'.B3:'perf-2'.B3 'perf-2'.D3:'perf-2'.D3 'perf-2'.F3:'perf-2'.F3 'perf-2'.H3:'perf-2'.H3 'perf-2'.J3:'perf-2'.J3 'perf-2'.L3:'perf-2'.L3</svg:desc>
                </draw:g>
              </table:table-cell>
              <table:table-cell office:value-type="float" office:value="0.801428571428571">
                <text:p>0.801428571428571</text:p>
                <draw:g>
                  <svg:desc>'perf-2'.B11:'perf-2'.B11 'perf-2'.D11:'perf-2'.D11 'perf-2'.F11:'perf-2'.F11 'perf-2'.H11:'perf-2'.H11 'perf-2'.J11:'perf-2'.J11 'perf-2'.L11:'perf-2'.L11</svg:desc>
                </draw:g>
              </table:table-cell>
              <table:table-cell office:value-type="float" office:value="0.0571740465062704">
                <text:p>0.0571740465062704</text:p>
                <draw:g>
                  <svg:desc>'perf-2'.B12:'perf-2'.B12 'perf-2'.D12:'perf-2'.D12 'perf-2'.F12:'perf-2'.F12 'perf-2'.H12:'perf-2'.H12 'perf-2'.J12:'perf-2'.J12 'perf-2'.L12:'perf-2'.L12</svg:desc>
                </draw:g>
              </table:table-cell>
              <table:table-cell office:value-type="float" office:value="0.0571740465062704">
                <text:p>0.0571740465062704</text:p>
                <draw:g>
                  <svg:desc>'perf-2'.B12:'perf-2'.B12 'perf-2'.D12:'perf-2'.D12 'perf-2'.F12:'perf-2'.F12 'perf-2'.H12:'perf-2'.H12 'perf-2'.J12:'perf-2'.J12 'perf-2'.L12:'perf-2'.L12</svg:desc>
                </draw:g>
              </table:table-cell>
              <table:table-cell office:value-type="float" office:value="0.796571428571429">
                <text:p>0.796571428571429</text:p>
                <draw:g>
                  <svg:desc>'perf-2'.B24:'perf-2'.B24 'perf-2'.D24:'perf-2'.D24 'perf-2'.F24:'perf-2'.F24 'perf-2'.H24:'perf-2'.H24 'perf-2'.J24:'perf-2'.J24 'perf-2'.L24:'perf-2'.L24</svg:desc>
                </draw:g>
              </table:table-cell>
              <table:table-cell office:value-type="float" office:value="0.0457889130533846">
                <text:p>0.0457889130533846</text:p>
                <draw:g>
                  <svg:desc>'perf-2'.B25:'perf-2'.B25 'perf-2'.D25:'perf-2'.D25 'perf-2'.F25:'perf-2'.F25 'perf-2'.H25:'perf-2'.H25 'perf-2'.J25:'perf-2'.J25 'perf-2'.L25:'perf-2'.L25</svg:desc>
                </draw:g>
              </table:table-cell>
              <table:table-cell office:value-type="float" office:value="0.0457889130533846">
                <text:p>0.0457889130533846</text:p>
                <draw:g>
                  <svg:desc>'perf-2'.B25:'perf-2'.B25 'perf-2'.D25:'perf-2'.D25 'perf-2'.F25:'perf-2'.F25 'perf-2'.H25:'perf-2'.H25 'perf-2'.J25:'perf-2'.J25 'perf-2'.L25:'perf-2'.L25</svg:desc>
                </draw:g>
              </table:table-cell>
              <table:table-cell office:value-type="float" office:value="0.789714285714286">
                <text:p>0.789714285714286</text:p>
                <draw:g>
                  <svg:desc>'perf-2'.B37:'perf-2'.B37 'perf-2'.D37:'perf-2'.D37 'perf-2'.F37:'perf-2'.F37 'perf-2'.H37:'perf-2'.H37 'perf-2'.J37:'perf-2'.J37 'perf-2'.L37:'perf-2'.L37</svg:desc>
                </draw:g>
              </table:table-cell>
              <table:table-cell office:value-type="float" office:value="0.0441438140752144">
                <text:p>0.0441438140752144</text:p>
                <draw:g>
                  <svg:desc>'perf-2'.B38:'perf-2'.B38 'perf-2'.D38:'perf-2'.D38 'perf-2'.F38:'perf-2'.F38 'perf-2'.H38:'perf-2'.H38 'perf-2'.J38:'perf-2'.J38 'perf-2'.L38:'perf-2'.L38</svg:desc>
                </draw:g>
              </table:table-cell>
              <table:table-cell office:value-type="float" office:value="0.0441438140752144">
                <text:p>0.0441438140752144</text:p>
                <draw:g>
                  <svg:desc>'perf-2'.B38:'perf-2'.B38 'perf-2'.D38:'perf-2'.D38 'perf-2'.F38:'perf-2'.F38 'perf-2'.H38:'perf-2'.H38 'perf-2'.J38:'perf-2'.J38 'perf-2'.L38:'perf-2'.L38</svg:desc>
                </draw:g>
              </table:table-cell>
            </table:table-row>
            <table:table-row>
              <table:table-cell office:value-type="string">
                <text:p>g = 2</text:p>
              </table:table-cell>
              <table:table-cell office:value-type="float" office:value="0.807142857142857">
                <text:p>0.807142857142857</text:p>
              </table:table-cell>
              <table:table-cell office:value-type="float" office:value="0.0458588411419341">
                <text:p>0.0458588411419341</text:p>
              </table:table-cell>
              <table:table-cell office:value-type="float" office:value="0.0458588411419341">
                <text:p>0.0458588411419341</text:p>
              </table:table-cell>
              <table:table-cell office:value-type="float" office:value="0.796714285714286">
                <text:p>0.796714285714286</text:p>
              </table:table-cell>
              <table:table-cell office:value-type="float" office:value="0.0433997039254703">
                <text:p>0.0433997039254703</text:p>
              </table:table-cell>
              <table:table-cell office:value-type="float" office:value="0.0433997039254703">
                <text:p>0.0433997039254703</text:p>
              </table:table-cell>
              <table:table-cell office:value-type="float" office:value="0.789714285714286">
                <text:p>0.789714285714286</text:p>
              </table:table-cell>
              <table:table-cell office:value-type="float" office:value="0.0434447301029091">
                <text:p>0.0434447301029091</text:p>
              </table:table-cell>
              <table:table-cell office:value-type="float" office:value="0.0434447301029091">
                <text:p>0.0434447301029091</text:p>
              </table:table-cell>
            </table:table-row>
            <table:table-row>
              <table:table-cell office:value-type="string">
                <text:p>g = 5</text:p>
              </table:table-cell>
              <table:table-cell office:value-type="float" office:value="0.818142857142857">
                <text:p>0.818142857142857</text:p>
              </table:table-cell>
              <table:table-cell office:value-type="float" office:value="0.0463372239768773">
                <text:p>0.0463372239768773</text:p>
              </table:table-cell>
              <table:table-cell office:value-type="float" office:value="0.0463372239768773">
                <text:p>0.0463372239768773</text:p>
              </table:table-cell>
              <table:table-cell office:value-type="float" office:value="0.796857142857143">
                <text:p>0.796857142857143</text:p>
              </table:table-cell>
              <table:table-cell office:value-type="float" office:value="0.0436167637578192">
                <text:p>0.0436167637578192</text:p>
              </table:table-cell>
              <table:table-cell office:value-type="float" office:value="0.0436167637578192">
                <text:p>0.0436167637578192</text:p>
              </table:table-cell>
              <table:table-cell office:value-type="float" office:value="0.788857142857143">
                <text:p>0.788857142857143</text:p>
              </table:table-cell>
              <table:table-cell office:value-type="float" office:value="0.0437188917719215">
                <text:p>0.0437188917719215</text:p>
              </table:table-cell>
              <table:table-cell office:value-type="float" office:value="0.0437188917719215">
                <text:p>0.0437188917719215</text:p>
              </table:table-cell>
            </table:table-row>
            <table:table-row>
              <table:table-cell office:value-type="string">
                <text:p>g = 10</text:p>
              </table:table-cell>
              <table:table-cell office:value-type="float" office:value="0.824857142857143">
                <text:p>0.824857142857143</text:p>
              </table:table-cell>
              <table:table-cell office:value-type="float" office:value="0.0457294970916107">
                <text:p>0.0457294970916107</text:p>
              </table:table-cell>
              <table:table-cell office:value-type="float" office:value="0.0457294970916107">
                <text:p>0.0457294970916107</text:p>
              </table:table-cell>
              <table:table-cell office:value-type="float" office:value="0.803">
                <text:p>0.803</text:p>
              </table:table-cell>
              <table:table-cell office:value-type="float" office:value="0.0424402153823162">
                <text:p>0.0424402153823162</text:p>
              </table:table-cell>
              <table:table-cell office:value-type="float" office:value="0.0424402153823162">
                <text:p>0.0424402153823162</text:p>
              </table:table-cell>
              <table:table-cell office:value-type="float" office:value="0.789714285714286">
                <text:p>0.789714285714286</text:p>
              </table:table-cell>
              <table:table-cell office:value-type="float" office:value="0.0433015713959567">
                <text:p>0.0433015713959567</text:p>
              </table:table-cell>
              <table:table-cell office:value-type="float" office:value="0.0433015713959567">
                <text:p>0.0433015713959567</text:p>
              </table:table-cell>
            </table:table-row>
            <table:table-row>
              <table:table-cell office:value-type="string">
                <text:p>g = 20</text:p>
              </table:table-cell>
              <table:table-cell office:value-type="float" office:value="0.829428571428571">
                <text:p>0.829428571428571</text:p>
              </table:table-cell>
              <table:table-cell office:value-type="float" office:value="0.0453059313574006">
                <text:p>0.0453059313574006</text:p>
              </table:table-cell>
              <table:table-cell office:value-type="float" office:value="0.0453059313574006">
                <text:p>0.0453059313574006</text:p>
              </table:table-cell>
              <table:table-cell office:value-type="float" office:value="0.803714285714286">
                <text:p>0.803714285714286</text:p>
              </table:table-cell>
              <table:table-cell office:value-type="float" office:value="0.042429521117278">
                <text:p>0.042429521117278</text:p>
              </table:table-cell>
              <table:table-cell office:value-type="float" office:value="0.042429521117278">
                <text:p>0.042429521117278</text:p>
              </table:table-cell>
              <table:table-cell office:value-type="float" office:value="0.789">
                <text:p>0.789</text:p>
              </table:table-cell>
              <table:table-cell office:value-type="float" office:value="0.0435850706064421">
                <text:p>0.0435850706064421</text:p>
              </table:table-cell>
              <table:table-cell office:value-type="float" office:value="0.0435850706064421">
                <text:p>0.0435850706064421</text:p>
              </table:table-cell>
            </table:table-row>
            <table:table-row>
              <table:table-cell office:value-type="string">
                <text:p>g = 50</text:p>
              </table:table-cell>
              <table:table-cell office:value-type="float" office:value="0.832857142857143">
                <text:p>0.832857142857143</text:p>
              </table:table-cell>
              <table:table-cell office:value-type="float" office:value="0.0444778988878532">
                <text:p>0.0444778988878532</text:p>
              </table:table-cell>
              <table:table-cell office:value-type="float" office:value="0.0444778988878532">
                <text:p>0.0444778988878532</text:p>
              </table:table-cell>
              <table:table-cell office:value-type="float" office:value="0.812857142857143">
                <text:p>0.812857142857143</text:p>
              </table:table-cell>
              <table:table-cell office:value-type="float" office:value="0.0426116665731435">
                <text:p>0.0426116665731435</text:p>
              </table:table-cell>
              <table:table-cell office:value-type="float" office:value="0.0426116665731435">
                <text:p>0.0426116665731435</text:p>
              </table:table-cell>
              <table:table-cell office:value-type="float" office:value="0.789571428571429">
                <text:p>0.789571428571429</text:p>
              </table:table-cell>
              <table:table-cell office:value-type="float" office:value="0.0438620714236667">
                <text:p>0.0438620714236667</text:p>
              </table:table-cell>
              <table:table-cell office:value-type="float" office:value="0.0438620714236667">
                <text:p>0.043862071423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 loext:std-weight="1"/>
      <style:graphic-properties draw:stroke="solid" svg:stroke-width="0cm" svg:stroke-color="#2a6099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'perf-1'.B25:'perf-1'.B25 'perf-1'.D25:'perf-1'.D25 'perf-1'.F25:'perf-1'.F25 'perf-1'.H25:'perf-1'.H25 'perf-1'.J25:'perf-1'.J25 'perf-1'.L25:'perf-1'.L25" chart:error-lower-range="'perf-1'.B25:'perf-1'.B25 'perf-1'.D25:'perf-1'.D25 'perf-1'.F25:'perf-1'.F25 'perf-1'.H25:'perf-1'.H25 'perf-1'.J25:'perf-1'.J25 'perf-1'.L25:'perf-1'.L25" loext:std-weight="1"/>
      <style:graphic-properties draw:stroke="solid" svg:stroke-width="0cm" svg:stroke-color="#ff4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439cm" svg:y="0.316cm" chart:style-name="ch2">
          <text:p>Performance score of the learned model, 7000 samples</text:p>
        </chart:title>
        <chart:legend chart:legend-position="end" svg:x="11.638cm" svg:y="3.954cm" style:legend-expansion="high" chart:style-name="ch3"/>
        <chart:plot-area chart:style-name="ch4" table:cell-range-address="'perf-2'.B3:'perf-2'.B3 'perf-2'.D3:'perf-2'.D3 'perf-2'.F3:'perf-2'.F3 'perf-2'.H3:'perf-2'.H3 'perf-2'.J3:'perf-2'.J3 'perf-2'.L3:'perf-2'.L3 'perf-1'.B24:'perf-1'.B24 'perf-1'.D24:'perf-1'.D24 'perf-1'.F24:'perf-1'.F24 'perf-1'.H24:'perf-1'.H24 'perf-1'.J24:'perf-1'.J24 'perf-1'.L24:'perf-1'.L24 'perf-2'.B24:'perf-2'.B24 'perf-2'.D24:'perf-2'.D24 'perf-2'.F24:'perf-2'.F24 'perf-2'.H24:'perf-2'.H24 'perf-2'.J24:'perf-2'.J24 'perf-2'.L24:'perf-2'.L24" chart:data-source-has-labels="both" svg:x="1.33cm" svg:y="1.275cm" svg:width="9.989cm" svg:height="6.569cm">
          <chart:coordinate-region svg:x="2.242cm" svg:y="1.474cm" svg:width="8.586cm" svg:height="5.723cm"/>
          <chart:axis chart:dimension="x" chart:name="primary-x" chart:style-name="ch5" chartooo:axis-type="auto">
            <chartooo:date-scale/>
            <chart:title svg:x="4.415cm" svg:y="8.024cm" chart:style-name="ch6">
              <text:p>State-Choosing Algorithm</text:p>
            </chart:title>
            <chart:categories table:cell-range-address="'perf-2'.B3:'perf-2'.B3 'perf-2'.D3:'perf-2'.D3 'perf-2'.F3:'perf-2'.F3 'perf-2'.H3:'perf-2'.H3 'perf-2'.J3:'perf-2'.J3 'perf-2'.L3:'perf-2'.L3"/>
          </chart:axis>
          <chart:axis chart:dimension="y" chart:name="primary-y" chart:style-name="ch7">
            <chart:title svg:x="0.451cm" svg:y="6.005cm" chart:style-name="ch8">
              <text:p>Performance Score</text:p>
            </chart:title>
            <chart:grid chart:style-name="ch9" chart:class="major"/>
          </chart:axis>
          <chart:series chart:style-name="ch10" chart:values-cell-range-address="'perf-1'.B24:'perf-1'.B24 'perf-1'.D24:'perf-1'.D24 'perf-1'.F24:'perf-1'.F24 'perf-1'.H24:'perf-1'.H24 'perf-1'.J24:'perf-1'.J24 'perf-1'.L24:'perf-1'.L24" loext:label-string="&quot;First Experiment&quot;" chart:class="chart:line">
            <chart:error-indicator chart:style-name="ch11" chart:dimension="y"/>
            <chart:data-point chart:repeated="6"/>
          </chart:series>
          <chart:series chart:style-name="ch12" chart:values-cell-range-address="'perf-2'.B24:'perf-2'.B24 'perf-2'.D24:'perf-2'.D24 'perf-2'.F24:'perf-2'.F24 'perf-2'.H24:'perf-2'.H24 'perf-2'.J24:'perf-2'.J24 'perf-2'.L24:'perf-2'.L24" loext:label-string="&quot;Second Experiment&quot;" chart:class="chart:line">
            <chart:error-indicator chart:style-name="ch13" chart:dimension="y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st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econd Experiment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Greedy</text:p>
                <draw:g>
                  <svg:desc>'perf-2'.B3:'perf-2'.B3 'perf-2'.D3:'perf-2'.D3 'perf-2'.F3:'perf-2'.F3 'perf-2'.H3:'perf-2'.H3 'perf-2'.J3:'perf-2'.J3 'perf-2'.L3:'perf-2'.L3</svg:desc>
                </draw:g>
              </table:table-cell>
              <table:table-cell office:value-type="float" office:value="0.819714285714286">
                <text:p>0.819714285714286</text:p>
                <draw:g>
                  <svg:desc>'perf-1'.B24:'perf-1'.B24 'perf-1'.D24:'perf-1'.D24 'perf-1'.F24:'perf-1'.F24 'perf-1'.H24:'perf-1'.H24 'perf-1'.J24:'perf-1'.J24 'perf-1'.L24:'perf-1'.L24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796571428571429">
                <text:p>0.796571428571429</text:p>
                <draw:g>
                  <svg:desc>'perf-2'.B24:'perf-2'.B24 'perf-2'.D24:'perf-2'.D24 'perf-2'.F24:'perf-2'.F24 'perf-2'.H24:'perf-2'.H24 'perf-2'.J24:'perf-2'.J24 'perf-2'.L24:'perf-2'.L24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  <table:table-cell office:value-type="float" office:value="0.0383415098495577">
                <text:p>0.0383415098495577</text:p>
                <draw:g>
                  <svg:desc>'perf-1'.B25:'perf-1'.B25 'perf-1'.D25:'perf-1'.D25 'perf-1'.F25:'perf-1'.F25 'perf-1'.H25:'perf-1'.H25 'perf-1'.J25:'perf-1'.J25 'perf-1'.L25:'perf-1'.L25</svg:desc>
                </draw:g>
              </table:table-cell>
            </table:table-row>
            <table:table-row>
              <table:table-cell office:value-type="string">
                <text:p>g = 2</text:p>
              </table:table-cell>
              <table:table-cell office:value-type="float" office:value="0.789">
                <text:p>0.789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796714285714286">
                <text:p>0.796714285714286</text:p>
              </table:table-cell>
              <table:table-cell office:value-type="float" office:value="0.041843085866527">
                <text:p>0.041843085866527</text:p>
              </table:table-cell>
              <table:table-cell office:value-type="float" office:value="0.041843085866527">
                <text:p>0.041843085866527</text:p>
              </table:table-cell>
            </table:table-row>
            <table:table-row>
              <table:table-cell office:value-type="string">
                <text:p>g = 5</text:p>
              </table:table-cell>
              <table:table-cell office:value-type="float" office:value="0.792142857142857">
                <text:p>0.792142857142857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796857142857143">
                <text:p>0.796857142857143</text:p>
              </table:table-cell>
              <table:table-cell office:value-type="float" office:value="0.0445622757486276">
                <text:p>0.0445622757486276</text:p>
              </table:table-cell>
              <table:table-cell office:value-type="float" office:value="0.0445622757486276">
                <text:p>0.0445622757486276</text:p>
              </table:table-cell>
            </table:table-row>
            <table:table-row>
              <table:table-cell office:value-type="string">
                <text:p>g = 10</text:p>
              </table:table-cell>
              <table:table-cell office:value-type="float" office:value="0.792428571428571">
                <text:p>0.792428571428571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803">
                <text:p>0.803</text:p>
              </table:table-cell>
              <table:table-cell office:value-type="float" office:value="0.0420320370633333">
                <text:p>0.0420320370633333</text:p>
              </table:table-cell>
              <table:table-cell office:value-type="float" office:value="0.0420320370633333">
                <text:p>0.0420320370633333</text:p>
              </table:table-cell>
            </table:table-row>
            <table:table-row>
              <table:table-cell office:value-type="string">
                <text:p>g = 20</text:p>
              </table:table-cell>
              <table:table-cell office:value-type="float" office:value="0.793571428571428">
                <text:p>0.793571428571428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803714285714286">
                <text:p>0.803714285714286</text:p>
              </table:table-cell>
              <table:table-cell office:value-type="float" office:value="0.0427964982312057">
                <text:p>0.0427964982312057</text:p>
              </table:table-cell>
              <table:table-cell office:value-type="float" office:value="0.0427964982312057">
                <text:p>0.0427964982312057</text:p>
              </table:table-cell>
            </table:table-row>
            <table:table-row>
              <table:table-cell office:value-type="string">
                <text:p>g = 50</text:p>
              </table:table-cell>
              <table:table-cell office:value-type="float" office:value="0.796857142857143">
                <text:p>0.796857142857143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812857142857143">
                <text:p>0.812857142857143</text:p>
              </table:table-cell>
              <table:table-cell office:value-type="float" office:value="0.0430641940556965">
                <text:p>0.0430641940556965</text:p>
              </table:table-cell>
              <table:table-cell office:value-type="float" office:value="0.0430641940556965">
                <text:p>0.04306419405569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